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0/settings.xml"/>
  <manifest:file-entry manifest:media-type="text/xml" manifest:full-path="Object 10/content.xml"/>
  <manifest:file-entry manifest:media-type="text/xml" manifest:full-path="Object 10/styles.xml"/>
  <manifest:file-entry manifest:media-type="application/vnd.oasis.opendocument.graphics"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text/xml" manifest:full-path="Object 11/styles.xml"/>
  <manifest:file-entry manifest:media-type="application/vnd.oasis.opendocument.graphics"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text/xml" manifest:full-path="Object 12/styles.xml"/>
  <manifest:file-entry manifest:media-type="application/vnd.oasis.opendocument.graphics"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image/png" manifest:full-path="Object 13/Pictures/100002010000023300000125ECFBB86B.png"/>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tyles.xml"/>
  <manifest:file-entry manifest:media-type="application/vnd.oasis.opendocument.graphics" manifest:version="1.2" manifest:full-path="Object 13/"/>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text/xml" manifest:full-path="Object 15/styles.xml"/>
  <manifest:file-entry manifest:media-type="application/vnd.oasis.opendocument.graphics" manifest:version="1.2" manifest:full-path="Object 15/"/>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graphics" manifest:version="1.2" manifest:full-path="Object 2/"/>
  <manifest:file-entry manifest:media-type="text/xml" manifest:full-path="Object 3/settings.xml"/>
  <manifest:file-entry manifest:media-type="text/xml" manifest:full-path="Object 3/content.xml"/>
  <manifest:file-entry manifest:media-type="text/xml" manifest:full-path="Object 3/styles.xml"/>
  <manifest:file-entry manifest:media-type="application/vnd.oasis.opendocument.graphics" manifest:version="1.2" manifest:full-path="Object 3/"/>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graphics"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HelveticaNeue-Bold" svg:font-family="HelveticaNeue-Bold"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2.118cm" style:rel-column-width="8166*"/>
    </style:style>
    <style:style style:name="Tabela1.B" style:family="table-column">
      <style:table-column-properties style:column-width="1.487cm" style:rel-column-width="5736*"/>
    </style:style>
    <style:style style:name="Tabela1.K" style:family="table-column">
      <style:table-column-properties style:column-width="1.49cm" style:rel-column-width="5745*"/>
    </style:style>
    <style:style style:name="Tabela1.A1" style:family="table-cell">
      <style:table-cell-properties fo:padding="0.097cm" fo:border-left="0.05pt solid #000000" fo:border-right="none" fo:border-top="0.05pt solid #000000" fo:border-bottom="0.05pt solid #000000"/>
    </style:style>
    <style:style style:name="Tabela1.K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K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pl" fo:country="PL"/>
    </style:style>
    <style:style style:name="P2" style:family="paragraph" style:parent-style-name="Text_20_body">
      <style:paragraph-properties fo:text-align="center" style:justify-single-word="false"/>
      <style:text-properties fo:language="pl" fo:country="PL"/>
    </style:style>
    <style:style style:name="P3" style:family="paragraph" style:parent-style-name="Text_20_body">
      <style:text-properties fo:language="pl" fo:country="PL" fo:font-style="normal" style:font-style-asian="normal" style:font-style-complex="normal"/>
    </style:style>
    <style:style style:name="P4" style:family="paragraph" style:parent-style-name="Text_20_body">
      <style:text-properties style:text-position="0% 100%" fo:language="pl" fo:country="PL" fo:font-style="normal" style:font-style-asian="normal" style:font-style-complex="normal"/>
    </style:style>
    <style:style style:name="P5" style:family="paragraph" style:parent-style-name="Text_20_body">
      <style:text-properties style:text-position="0% 100%" fo:font-style="normal" style:text-underline-style="none" style:font-style-asian="normal" style:font-style-complex="normal"/>
    </style:style>
    <style:style style:name="P6" style:family="paragraph" style:parent-style-name="Text_20_body">
      <style:text-properties style:text-position="0% 100%"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Drawing">
      <style:text-properties fo:language="pl" fo:country="PL"/>
    </style:style>
    <style:style style:name="P9" style:family="paragraph" style:parent-style-name="Table">
      <style:paragraph-properties fo:keep-with-next="always"/>
    </style:style>
    <style:style style:name="P10" style:family="paragraph" style:parent-style-name="Text_20_body" style:list-style-name="L1">
      <style:text-properties fo:language="pl" fo:country="PL"/>
    </style:style>
    <style:style style:name="P11" style:family="paragraph" style:parent-style-name="Text_20_body" style:list-style-name="L2">
      <style:text-properties fo:language="pl" fo:country="PL"/>
    </style:style>
    <style:style style:name="P12" style:family="paragraph" style:parent-style-name="Text_20_body" style:list-style-name="L3">
      <style:text-properties fo:language="pl" fo:country="PL"/>
    </style:style>
    <style:style style:name="P13" style:family="paragraph" style:parent-style-name="Text_20_body" style:list-style-name="L4">
      <style:text-properties fo:language="pl" fo:country="PL"/>
    </style:style>
    <style:style style:name="P14" style:family="paragraph" style:parent-style-name="Text_20_body" style:list-style-name="L5">
      <style:text-properties fo:language="pl" fo:country="PL" fo:font-style="normal" style:font-style-asian="normal" style:font-style-complex="normal"/>
    </style:style>
    <style:style style:name="P15" style:family="paragraph" style:parent-style-name="Text_20_body" style:list-style-name="L5">
      <style:text-properties fo:language="pl" fo:country="PL"/>
    </style:style>
    <style:style style:name="P16" style:family="paragraph" style:parent-style-name="Text_20_body" style:list-style-name="L6">
      <style:text-properties fo:language="pl" fo:country="PL"/>
    </style:style>
    <style:style style:name="P17" style:family="paragraph" style:parent-style-name="Text_20_body" style:list-style-name="L8">
      <style:text-properties fo:language="pl" fo:country="PL"/>
    </style:style>
    <style:style style:name="P18" style:family="paragraph" style:parent-style-name="Text_20_body" style:list-style-name="L9">
      <style:text-properties fo:language="pl" fo:country="PL"/>
    </style:style>
    <style:style style:name="P19" style:family="paragraph" style:parent-style-name="Text_20_body" style:list-style-name="L3">
      <style:text-properties style:text-position="0% 100%" fo:language="pl" fo:country="PL" fo:font-style="normal" fo:font-weight="normal" style:font-style-asian="normal" style:font-weight-asian="normal" style:font-style-complex="normal" style:font-weight-complex="normal"/>
    </style:style>
    <style:style style:name="P20" style:family="paragraph" style:parent-style-name="Text_20_body" style:list-style-name="L5"/>
    <style:style style:name="P21" style:family="paragraph" style:parent-style-name="Text_20_body" style:list-style-name="L7"/>
    <style:style style:name="P22" style:family="paragraph" style:parent-style-name="Text_20_body" style:list-style-name="L7">
      <style:text-properties fo:font-style="normal" style:font-style-asian="normal" style:font-style-complex="normal"/>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Heading_20_1">
      <style:text-properties fo:language="pl" fo:country="PL"/>
    </style:style>
    <style:style style:name="P28" style:family="paragraph" style:parent-style-name="Heading_20_2">
      <style:text-properties fo:language="pl" fo:country="PL"/>
    </style:style>
    <style:style style:name="P29" style:family="paragraph" style:parent-style-name="Heading_20_3">
      <style:text-properties fo:language="pl" fo:country="PL"/>
    </style:style>
    <style:style style:name="P30" style:family="paragraph" style:parent-style-name="Heading_20_3">
      <style:text-properties style:text-position="0% 100%" fo:language="pl" fo:country="PL" fo:font-style="normal" style:font-style-asian="normal" style:font-style-complex="normal"/>
    </style:style>
    <style:style style:name="P31" style:family="paragraph" style:parent-style-name="Heading_20_4">
      <style:text-properties fo:language="pl" fo:country="PL"/>
    </style:style>
    <style:style style:name="P32" style:family="paragraph" style:parent-style-name="Heading_20_4">
      <style:text-properties style:text-position="0% 100%" fo:language="pl" fo:country="PL" fo:font-style="normal" style:font-style-asian="normal" style:font-style-complex="normal"/>
    </style:style>
    <style:style style:name="P33" style:family="paragraph" style:parent-style-name="Heading_20_4">
      <style:text-properties fo:font-style="italic" style:font-style-asian="italic" style:font-style-complex="italic"/>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b 58%" fo:font-style="italic" style:font-style-asian="italic" style:font-style-complex="italic"/>
    </style:style>
    <style:style style:name="T7" style:family="text">
      <style:text-properties style:text-position="sub 58%" fo:font-style="italic" fo:font-weight="normal" style:font-style-asian="italic" style:font-weight-asian="normal" style:font-style-complex="italic" style:font-weight-complex="normal"/>
    </style:style>
    <style:style style:name="T8" style:family="text">
      <style:text-properties style:text-position="sub 58%" fo:font-style="italic" style:text-underline-style="none" style:font-style-asian="italic" style:font-style-complex="italic"/>
    </style:style>
    <style:style style:name="T9" style:family="text">
      <style:text-properties style:text-position="sub 58%" fo:font-style="italic" fo:font-weight="bold" style:font-style-asian="italic" style:font-weight-asian="bold" style:font-style-complex="italic" style:font-weight-complex="bold"/>
    </style:style>
    <style:style style:name="T10" style:family="text">
      <style:text-properties style:text-position="sub 58%" fo:font-style="normal" fo:font-weight="normal" style:font-style-asian="normal" style:font-weight-asian="normal" style:font-style-complex="normal" style:font-weight-complex="normal"/>
    </style:style>
    <style:style style:name="T11" style:family="text">
      <style:text-properties style:text-position="0% 100%" fo:font-style="italic" style:font-style-asian="italic" style:font-style-complex="italic"/>
    </style:style>
    <style:style style:name="T12" style:family="text">
      <style:text-properties style:text-position="0% 100%" fo:font-style="italic" fo:font-weight="normal" style:font-style-asian="italic" style:font-weight-asian="normal" style:font-style-complex="italic" style:font-weight-complex="normal"/>
    </style:style>
    <style:style style:name="T13" style:family="text">
      <style:text-properties style:text-position="0% 100%" fo:font-style="italic" style:text-underline-style="none" style:font-style-asian="italic" style:font-style-complex="italic"/>
    </style:style>
    <style:style style:name="T14" style:family="text">
      <style:text-properties style:text-position="0% 100%" fo:font-style="italic" fo:font-weight="bold" style:font-style-asian="italic" style:font-weight-asian="bold" style:font-style-complex="italic" style:font-weight-complex="bold"/>
    </style:style>
    <style:style style:name="T15" style:family="text">
      <style:text-properties style:text-position="0% 100%" fo:font-style="normal" style:font-style-asian="normal" style:font-style-complex="normal"/>
    </style:style>
    <style:style style:name="T16" style:family="text">
      <style:text-properties style:text-position="0% 100%" fo:font-style="normal" fo:font-weight="normal" style:font-style-asian="normal" style:font-weight-asian="normal" style:font-style-complex="normal" style:font-weight-complex="normal"/>
    </style:style>
    <style:style style:name="T17" style:family="text">
      <style:text-properties style:text-position="0% 100%" fo:font-style="normal" fo:font-weight="bold" style:font-style-asian="normal" style:font-weight-asian="bold" style:font-style-complex="normal" style:font-weight-complex="bold"/>
    </style:style>
    <style:style style:name="T18" style:family="text">
      <style:text-properties style:text-position="0% 100%" fo:font-style="normal" style:text-underline-style="none" style:font-style-asian="normal" style:font-style-complex="normal"/>
    </style:style>
    <style:style style:name="T19" style:family="text">
      <style:text-properties style:text-position="0% 100%" fo:font-weight="bold" style:font-weight-asian="bold" style:font-weight-complex="bold"/>
    </style:style>
    <style:style style:name="T20" style:family="text">
      <style:text-properties style:text-position="0% 100%" fo:font-weight="normal" style:font-weight-asian="normal" style:font-weight-complex="normal"/>
    </style:style>
    <style:style style:name="T21" style:family="text">
      <style:text-properties style:text-position="0% 100%" style:text-underline-style="none"/>
    </style:style>
    <style:style style:name="T22" style:family="text">
      <style:text-properties style:text-position="super 58%" fo:font-weight="bold" style:font-weight-asian="bold" style:font-weight-complex="bold"/>
    </style:style>
    <style:style style:name="T23" style:family="text">
      <style:text-properties fo:language="pl" fo:country="PL"/>
    </style:style>
    <style:style style:name="T24" style:family="text">
      <style:text-properties fo:language="pl" fo:country="PL" fo:font-style="italic" style:font-style-asian="italic" style:font-style-complex="italic"/>
    </style:style>
    <style:style style:name="T25" style:family="text">
      <style:text-properties fo:language="pl" fo:country="PL" fo:font-style="normal" style:font-style-asian="normal" style:font-style-complex="normal"/>
    </style:style>
    <style:style style:name="T26" style:family="text">
      <style:text-properties style:font-name="Times New Roman" fo:font-size="12pt" fo:font-weight="normal" style:font-name-asian="HelveticaNeue-Bold" style:font-size-asian="12pt" style:font-weight-asian="normal" style:font-name-complex="HelveticaNeue-Bold" style:font-size-complex="12pt" style:font-weight-complex="normal"/>
    </style:style>
    <style:style style:name="T27" style:family="text">
      <style:text-properties style:font-name="Times New Roman" fo:font-size="12pt" fo:font-style="italic" fo:font-weight="normal" style:font-name-asian="HelveticaNeue-Bold" style:font-size-asian="12pt" style:font-style-asian="italic" style:font-weight-asian="normal" style:font-name-complex="HelveticaNeue-Bold" style:font-size-complex="12pt" style:font-style-complex="italic" style:font-weight-complex="normal"/>
    </style:style>
    <style:style style:name="T28" style:family="text">
      <style:text-properties style:font-name="Times New Roman" fo:font-size="12pt" fo:font-style="normal" fo:font-weight="normal" style:font-name-asian="HelveticaNeue-Bold" style:font-size-asian="12pt" style:font-style-asian="normal" style:font-weight-asian="normal" style:font-name-complex="HelveticaNeue-Bold" style:font-size-complex="12pt" style:font-style-complex="normal" style:font-weight-complex="normal"/>
    </style:style>
    <style:style style:name="T29" style:family="text">
      <style:text-properties fo:background-color="transparent"/>
    </style:style>
    <style:style style:name="T30" style:family="text">
      <style:text-properties style:use-window-font-color="true" style:text-outline="false" style:text-line-through-style="none"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top="0cm" fo:margin-bottom="0cm" style:vertical-pos="from-top" style:horizontal-pos="from-left" style:horizontal-rel="paragraph-content"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5"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27" text:outline-level="1">Rodzaje grupowania</text:h>
      <text:p text:style-name="P1"><text:tab/>Algorytmy grupowania można podzielić na kilka kategorii, ze względu na ich sposób działania. Wyróżnia się następujące <text:span text:style-name="T29">sposoby działania</text:span> algorytmów grupowania:</text:p>
      <text:list xml:id="list40480027" text:style-name="L1">
        <text:list-item>
          <text:p text:style-name="P10">Agregujące – dzielące: Algorytmy sumujące traktują początkowy zestaw danych jako zestaw zbiorów jednoelementowych i na podstawie zadanego kryterium łączą mniejsze zbiory w większe, dopóki nie zostanie osiągnięty warunek zakończenia (odpowiednia liczba zbiorów końcowych, odpowiednia średnia liczność elementów w zbiorach w aktualnej iteracji). Algorytmy dzielące przyjmują założenie, że dane początkowe, to jeden zbiór zawierający wszystkie obiekty. Zbiór ten jest dzielony na mniejsze według zadanego kryterium, którym może być na przykład średnia odległość grupy obiektów od pozostałych. Algorytm kończy się jeżeli osiągnie założone warunki podziału, podobnie jak w przypadku algorytmów sumujących.</text:p>
        </text:list-item>
        <text:list-item>
          <text:p text:style-name="P10">Sekwencyjne – równoległe: W algorytmach typu sekwencyjnego każda cecha porównywana jest osobno – np. najpierw porównywane są współrzędne X punktu, a dopiero później współrzędne Y. Przy bardziej skomplikowanych wektorach cech może to prowadzić do gorszych wyników grupowania obiektów. Niektóre z algorytmów grupowania działające tą metodą w wyniku potrafią dać 2<text:span text:style-name="T22">d</text:span><text:span text:style-name="T19"> </text:span><text:span text:style-name="T20">grup, gdzie </text:span><text:span text:style-name="T12">d</text:span><text:span text:style-name="T16"> jest liczbą wymiarów [jain 5, 11str]</text:span>. Przeciwnym podejściem do takiego grupowania jest grupowanie równoległe. Wiele lub wszystkie cechy porównywanych obiektów są jednocześnie brane pod uwagę – wzrasta minimalnie koszt obliczeniowy.</text:p>
        </text:list-item>
        <text:list-item>
          <text:p text:style-name="P10">Dokładne – rozmyte: W grupowaniu dokładnym każdy obiekt jest przypisywany <text:s/>do co najwyżej jednego zbioru (może być niesklasyfikowany, potraktowany jako szum, jeżeli nie mieści się w żadnym z przyjętych na początku zbiorów – kategorii obiektów). W grupowaniu rozmytym każdy obiekt może zostać przypisany do więcej niż jednego zbioru. Prezentacja wyników może być wtedy trochę bardziej złożona, ale za to wyniki grupowania mogą dokładniej odzwierciedlać rzeczywistość – rzadko da się przydzielić jakąś treść tylko do jednej kategorii.</text:p>
        </text:list-item>
        <text:list-item>
          <text:p text:style-name="P10">Deterministyczne – stochastyczne: Algorytmy deterministyczne dla określonych warunków początkowych i danych wejściowych zwrócą zawsze takie same wyniki. Stochastyczne wprowadzają element losowości do swojego działania, dlatego kilkukrotne uruchomienie takiego algorytmu dla tych samych danych wejściowych i warunków początkowych może dać różne wyniki.</text:p>
        </text:list-item>
        <text:list-item>
          <text:p text:style-name="P10"><text:soft-page-break/>Przyrostowe – nieprzyrostowe: Różnica między tymi dwoma typami grupowania polega na wykorzystaniu zasobów. Duża część algorytmów grupowania powstawała w czasach kiedy nie było tak wiele informacji do klasyfikowania i w miarę jak ilość danych dostępnych dla człowieka rosła, to algorytmy te zaczęły zawodzić – były zbyt nieefektywny, działały w sposób nieprzyrostowy. Wszystkie dane porównywały jednocześnie, w jednym przebiegu. Odpowiedzią na potrzebę zwiększenia wydajności algorytmów grupowania była ich modyfikacja – wprowadzenie działania przyrostowego.</text:p>
        </text:list-item>
      </text:list>
      <text:h text:style-name="P28" text:outline-level="2"><text:bookmark text:name="__RefHeading__460_428351597"/>Grupowanie hierarchiczne<text:bookmark-end text:name="__RefHeading__460_428351597"/></text:h>
      <text:p text:style-name="P1"><text:tab/>Algorytmy grupowania, które produkują drzewo podziałów, nazywane są hierarchicznymi. W tego typu implementacjach grupowania użytkownik ma komfort pobrania podziału z dowolnego poziomu drzewa, na podstawie kryterium liczebności liści pod pobieranymi węzłami. Zwykle korzeniem takiego drzewa jest zbiór zawierający wszystkie elementy, a jego liśćmi są zbiory jednoelementowe, po jednym dla każdego obiektu, który znajdował się w zbiorze wejściowych danych.</text:p>
      <text:p text:style-name="P1"><text:tab/>Grupowanie hierarchiczne można podzielić na dwa podtypy:</text:p>
      <text:list xml:id="list40468372" text:style-name="L2">
        <text:list-item>
          <text:p text:style-name="P11">Z wiązaniem pojedynczym (ang. <text:span text:style-name="T1">single link</text:span>):<text:line-break/>Do określania przynależności obiektu do zbioru (podobieństwa) używana jest najmniejsza odległość pomiędzy badanym obiektem, a obiektem znajdującym się w analizowanym zbiorze. Podejście takie umożliwia powstanie efektu łańcuchowego – niepoprawnego podziału obiektów na grupy.</text:p>
        </text:list-item>
        <text:list-item>
          <text:p text:style-name="P11">Z wiązaniem pełnym (ang. <text:span text:style-name="T1">complete link</text:span>): <text:line-break/>W przeciwieństwie do wiązania pojedynczego, tutaj brana jest pod uwagę największa odległość pomiędzy obiektem, a innym obiektem z badanej grupy. Wyklucza to możliwość powstania efektu łańcuchowego. Wyniki grupowania algorytmami tego typu są zwykle zbiorami gęstymi.</text:p>
        </text:list-item>
      </text:list>
      <text:p text:style-name="P1"><text:tab/>Analizując rezultaty algorytmów stosujących wiązanie pojedyncze można stwierdzić, że często dają grupy, które są poszarpane i wydłużone. Jednocześnie takie algorytmy są uznawane za bardziej wszechstronne, działające lepiej na nietypowych zbiorach danych <office:annotation><dc:creator>Zbigniew Tadeusz Manasterski</dc:creator><dc:date>2013-03-03T18:47:27.92</dc:date><text:p text:style-name="P34"><text:span text:style-name="T30">Tutaj odniesienie do bibliografii</text:span></text:p></office:annotation>[jain, 5.1, 13, rysunek], na których zastosowanie działania z wiązaniem pełnym nie przyniosłoby oczekiwanych rezultatów. Mimo tej zalety, uznaje się na podstawie wielu obserwacji <office:annotation><dc:creator>Zbigniew Tadeusz Manasterski</dc:creator><dc:date>2013-03-03T18:50:21.93</dc:date><text:p text:style-name="P34"><text:span text:style-name="T30">bibliografia</text:span></text:p></office:annotation>[jain], że generalnie lepiej jest używać wiązania pełnego, daje ono zwykle lepsze, bardziej zwarte i użyteczne wyniki grupowania.</text:p>
      <text:p text:style-name="P1"><text:tab/>Algorytmy hierarchiczne są bardziej uniwersalne od algorytmów partycjonujących.<office:annotation><dc:creator>Zbigniew Tadeusz Manasterski</dc:creator><dc:date>2013-03-03T18:51:25.93</dc:date><text:p text:style-name="P34"><text:span text:style-name="T30">bibliografia</text:span></text:p></office:annotation>[jain <text:soft-page-break/>before 5.2] Wersja z wiązaniem pojedynczym działa dobrze dla danych nie-izotropowych, rozłącznych, łańcuchowych, lub też podzielonych na rozłączne skoncentrowane grupy. Natomiast typowy algorytm grupowania partycjonującego taki jak k-średnich działa dobrze tylko dla danych izotropowych – regularnych. Jednak trzeba zaznaczyć, że zwykle złożoność obliczeniowa i pamięciowa algorytmów partycjonujących jest mniejsza od złożoności algorytmów grupowania hierarchicznego. Jednocześnie jest możliwe zaprojektowanie algorytmu hybrydowego wykorzystującego zalety obu tych sposobów grupowania.<office:annotation><dc:creator>Zbigniew Tadeusz Manasterski</dc:creator><dc:date>2013-03-03T19:28:38.93</dc:date><text:p text:style-name="P34"><text:span text:style-name="T30">Bibliografia, przed 5.2, jain Murty and Krishna 1980]</text:span></text:p></office:annotation></text:p>
      <text:h text:style-name="P29" text:outline-level="3"><text:bookmark text:name="__RefHeading__1585_428351597"/>Przykłady algorytmów grupowania hierarchicznego<text:bookmark-end text:name="__RefHeading__1585_428351597"/></text:h>
      <text:p text:style-name="P1"><text:tab/>W tym rozdziale zaprezentowane zostaną przykładowe algorytmy grupowania hierarchicznego, z różnymi wiązaniami, działające agregująco. </text:p>
      <text:h text:style-name="P31" text:outline-level="4">Algorytm grupowania z wiązaniem pojedynczym</text:h>
      <text:p text:style-name="P1">Działanie takiego algorytmu, działającego na zasadzie agregacji zbiorów można przedstawić za pomocą następujących kroków.</text:p>
      <text:list xml:id="list40482045" text:style-name="L3">
        <text:list-item>
          <text:p text:style-name="P12">Umieść każdy obiekt w odrębnej, jednoelementowej grupie. Utwórz listę odległości pomiędzy wszystkimi parami obiektów i posortuj ją rosnąco.</text:p>
        </text:list-item>
        <text:list-item>
          <text:p text:style-name="P12">Przejdź przez elementy posortowanej listy tworząc graf dla każdej unikatowej wartości <text:span text:style-name="T1">d</text:span><text:span text:style-name="T6">k </text:span><text:span text:style-name="T16">(odległości pomiędzy k-tą parą na liście). Wierzchołkami tego grafu są obiekty, które są połączone krawędzią, jeżeli odległość pomiędzy nimi jest mniejsza niż </text:span><text:span text:style-name="T12">d</text:span><text:span text:style-name="T7">k</text:span><text:span text:style-name="T16">. Ten krok jest powtarzany dopóki wszystkie obiekty nie znajdą się w grafie.</text:span></text:p>
        </text:list-item>
        <text:list-item>
          <text:p text:style-name="P19">Na wyjściu algorytmu otrzymywana jest zagnieżdżona hierarcha grafów, którą można przeciąć na dowolnym poziomie i tak uzyskanego podziału, używać jako wyniku grupowania.</text:p>
        </text:list-item>
      </text:list>
      <text:p text:style-name="P1"><text:span text:style-name="T16">Odległość pomiędzy dwoma grupami, które są liczniejsze niż jednoelementowe, jest obliczana według metody wiązania pojedynczego. Jest to najmniejsza odległość pomiędzy parą obiektów z tych grup, tak jak jest to opisane w rozdziale </text:span><text:span text:style-name="T16"><text:bookmark-ref text:reference-format="chapter" text:ref-name="__RefHeading__460_428351597">2.1</text:bookmark-ref></text:span><text:span text:style-name="T16">. W celu zobrazowania wady tego algorytmu (efektu łańcuchowego) przedstawiony jest poglądowy obraz </text:span><text:span text:style-name="T16"><text:sequence-ref text:reference-format="category-and-value" text:ref-name="refDrawing0">Rysunek 1</text:sequence-ref></text:span><text:span text:style-name="T16"> wyniku grupowania: <text:s/></text:span></text:p>
      <text:p text:style-name="P1"><draw:frame draw:style-name="fr1" draw:name="Ramka2" text:anchor-type="paragraph" svg:x="0.998cm" svg:y="-0.143cm" svg:width="14.101cm" draw:z-index="2"><draw:text-box fo:min-height="7.176cm"><text:p text:style-name="Drawing"><draw:frame draw:style-name="fr3" draw:name="Obiekt2" text:anchor-type="paragraph" svg:x="0.012cm" svg:y="0.215cm" svg:width="14.674cm" style:rel-width="104%" svg:height="6.458cm" style:rel-height="scale" draw:z-index="3"><draw:object xlink:href="./Object 2" xlink:type="simple" xlink:show="embed" xlink:actuate="onLoad"/><draw:image xlink:href="./ObjectReplacements/Object 2" xlink:type="simple" xlink:show="embed" xlink:actuate="onLoad"/></draw:frame>Rysunek <text:sequence text:ref-name="refDrawing0" text:name="Drawing" text:formula="ooow:Drawing+1" style:num-format="1">1</text:sequence>: Wyniki grupowania obiektów za pomocą algorytmu hierarchicznego z wiązaniem pojedynczym - 1 i 2 to dwa rodzaje obiektów, * to obiekty stanowiące szum, łączące oba zbiory. Obwódkami zakreślone są powstałe grupy.</text:p></draw:text-box></draw:frame><text:soft-page-break/></text:p>
      <text:h text:style-name="P31" text:outline-level="4">Algorytm grupowania z wiązaniem pełnym</text:h>
      <text:p text:style-name="Text_20_body"><text:span text:style-name="T23"><text:tab/>Kroki tego algorytmu wyglądają identycznie jak algorytmu opisanego powyżej. Różnicę pomiędzy nimi stanowi sposób określania odległości pomiędzy dwoma grupami. Jest ona wyznaczana na podstawie największej odległości pomiędzy dwoma obiektami z porównywanych grup, tak jak zostało to opisane w rozdziale </text:span><text:span text:style-name="T23"><text:bookmark-ref text:reference-format="chapter" text:ref-name="__RefHeading__460_428351597">2.1</text:bookmark-ref></text:span><text:span text:style-name="T23">. Mimo, że jest to jedyna różnica, wyraźnie ona wpływa na jakość uzyskiwanych wyników, co widać na rysunku </text:span><text:span text:style-name="T23"><text:sequence-ref text:reference-format="category-and-value" text:ref-name="refDrawing1">Rysunek 2</text:sequence-ref></text:span><text:span text:style-name="T23">.</text:span></text:p>
      <text:h text:style-name="Heading_20_4" text:outline-level="4"><draw:frame draw:style-name="fr1" draw:name="Ramka3" text:anchor-type="paragraph" svg:x="1.461cm" svg:y="-0.051cm" svg:width="14.078cm" draw:z-index="4"><draw:text-box fo:min-height="6.669cm"><text:p text:style-name="Drawing"><draw:frame draw:style-name="fr4" draw:name="Obiekt3" text:anchor-type="paragraph" svg:x="0.004cm" svg:y="0.002cm" svg:width="14.078cm" style:rel-width="100%" svg:height="6.669cm" style:rel-height="scale" draw:z-index="5"><draw:object xlink:href="./Object 3" xlink:type="simple" xlink:show="embed" xlink:actuate="onLoad"/><draw:image xlink:href="./ObjectReplacements/Object 3" xlink:type="simple" xlink:show="embed" xlink:actuate="onLoad"/></draw:frame>Rysunek <text:sequence text:ref-name="refDrawing1" text:name="Drawing" text:formula="ooow:Drawing+1" style:num-format="1">2</text:sequence>: Wyniki grupowania obiektów za pomocą algorytmu hierarchicznego z wiązaniem pełnym - 1 i 2 to dwa rodzaje obiektów, * to obiekty stanowiące szum, łączące oba zbiory. Obwódkami zakreślone są powstałe grupy. </text:p></draw:text-box></draw:frame></text:h>
      <text:h text:style-name="P31" text:outline-level="4">Grupowanie hierarchiczne i agregujące z wiązaniem pełnym</text:h>
      <text:p text:style-name="P1"><text:tab/>Kroki tego algorytmu wyglądają podobnie do obu opisanych powyżej, jednak różnią się tym, że każdą nowo powstałą grupę dodajemy do listy odległości pomiędzy grupami:</text:p>
      <text:list xml:id="list40484309" text:style-name="L4">
        <text:list-item>
          <text:p text:style-name="P13"><text:soft-page-break/>Oblicz macierz odległości pomiędzy wszystkimi parami obiektów – każdy obiekt jest jednoelementową grupą.</text:p>
        </text:list-item>
        <text:list-item>
          <text:p text:style-name="P13">Znajdź dwie najbardziej podobne do siebie grupy i złącz je w jedną grupę. Uaktualnij macierz odległości tak, żeby odzwierciedlała tą operację.</text:p>
        </text:list-item>
        <text:list-item>
          <text:p text:style-name="P13">Zakończ algorytm jeżeli wszystkie obiekty znajdują się w jednej grupie.</text:p>
        </text:list-item>
      </text:list>
      <text:p text:style-name="P1">Dodatkowo nie zajmujemy się ponownie raz złączonymi obiektami, w przeciwieństwie do tego jak było we wcześniej opisanych algorytmach.</text:p>
      <text:p text:style-name="P1"><text:tab/>W zależności od sposobu aktualizacji macierzy odległości w drugim kroku (obliczenia odległości pomiędzy grupami, ewentualne ustalenie środka nowej grupy) można stworzyć różne wersje grupowania agregującego, hierarchicznego. Implementacja algorytmu dzielącego wyglądałaby bardzo podobnie – tylko rozpoczynałby on od grupy zawierającej wszystkie obiekty i dzielił je na dwie grupy wybierając obiekty do każdej z grup na podstawie jakiegoś zadanego kryterium.<office:annotation><dc:creator>Zbigniew Tadeusz Manasterski</dc:creator><dc:date>2013-03-03T20:54:32.56</dc:date><text:p text:style-name="P34"><text:span text:style-name="T30">Odniesienie do jain – ewentualnie dać jedno na cały podrozdział</text:span></text:p></office:annotation></text:p>
      <text:h text:style-name="P28" text:outline-level="2">Grupowanie partycjonujące</text:h>
      <text:p text:style-name="P1"><text:tab/>Ten sposób grupowania daje w wyniku pojedynczy podział obiektów na grupy. Nie są tworzone skomplikowane struktury takie jak drzewa/grafy podziałów opisywane w rozdziale <text:bookmark-ref text:reference-format="chapter" text:ref-name="__RefHeading__1585_428351597">2.1.1</text:bookmark-ref>. Dzięki temu takie podejście jest dobre szczególnie wtedy, kiedy algorytm ma działać na dużych, złożonych zbiorach danych – jest mniej czasochłonne, a wyniki zajmują mniej pamięci. Problemem związanym z zastosowaniem takiego sposobu grupowania danych jest wybór pożądanej liczby grup wyjściowych, jednak istnieją opracowania zawierające opis rozwiązaniu pozwalającego pomóc w doborze tego parametru<office:annotation><dc:creator>Zbigniew Tadeusz Manasterski</dc:creator><dc:date>2013-03-04T01:28:23.57</dc:date><text:p text:style-name="P34"><text:span text:style-name="T30">Dubes 1987 – from jain 5.2</text:span></text:p></office:annotation>. </text:p>
      <text:p text:style-name="P1"><text:tab/>Techniki partycjonujące najczęściej tworzą podziały wynikowe poprzez optymalizowanie kryterium, będącego jakiegoś rodzaju funkcją odległości. Kryterium to może być zdefiniowane lokalnie (dotyczyć tylko pewnego wybranego podzbioru obiektów) albo globalnie (dotyczyć wszystkich obiektów w przetwarzanym zbiorze danych). Kombinatoryczne poszukiwanie zbioru możliwych podziałów dla optymalnej wartości kryterium jest obliczeniowo bardzo złożone. Dlatego w praktyce algorytm wykonywany jest wielokrotnie dla różnych podziałów początkowych (np. uzyskanych po poprzednich przebiegach) i kończony jest gdy podział osiągnie pewną założoną wartość kryterium. Jeżeli kryterium było zdefiniowane lokalnie (np. odległość od punktu do centrów grup – reprezentujących tylko zbiory punktów) warunkiem zakończenia algorytmu może <text:s/>być również brak zmian w podziale obiektów pomiędzy grupami. Często w implementacjach takich algorytmów warunkiem początkowym jest istnienie początkowej struktury podziałów – czasami jest <text:soft-page-break/>ona budowana heurystycznie na początku algorytmu. </text:p>
      <text:p text:style-name="P1"><text:s text:c="4"/>Najpopularniejszym kryterium wykorzystywanym do określenia błędu podziału jest błąd kwadratowy, wyrażony wzorem:</text:p>
      <text:p text:style-name="P2"><draw:frame draw:style-name="fr2" draw:name="Ramka1" text:anchor-type="as-char" svg:y="-0.75cm" svg:width="4.969cm" draw:z-index="0"><draw:text-box fo:min-height="1.177cm"><text:p text:style-name="P8"><draw:frame draw:style-name="fr5" draw:name="Obiekt1" text:anchor-type="paragraph" svg:x="0.004cm" svg:y="0.002cm" svg:width="4.969cm" style:rel-width="100%" svg:height="1.177cm" style:rel-height="scale" draw:z-index="1"><draw:object xlink:href="./Object 1" xlink:type="simple" xlink:show="embed" xlink:actuate="onLoad"/><draw:image xlink:href="./ObjectReplacements/Object 1" xlink:type="simple" xlink:show="embed" xlink:actuate="onLoad"/><svg:desc>formuła</svg:desc></draw:frame></text:p></draw:text-box></draw:frame></text:p>
      <text:p text:style-name="P1">Gdzie <text:span text:style-name="T1">c </text:span><text:span text:style-name="T4">to średni element w zbiorze </text:span><text:span text:style-name="T1">j</text:span><text:span text:style-name="T4"> a </text:span><text:span text:style-name="T1">x</text:span><text:span text:style-name="T6">i</text:span><text:span text:style-name="T11"> </text:span><text:span text:style-name="T15">to i-ty element tego zbioru.</text:span></text:p>
      <text:h text:style-name="P30" text:outline-level="3">Przykłady algorytmów partycjonujących</text:h>
      <text:p text:style-name="P4"><text:tab/>W tym rozdziale zaprezentowane zostaną przykładowe algorytmy partycjonujące. Do najpopularniejszych należą algorytm k-średnich oraz algorytm błędu kwadratowego.</text:p>
      <text:h text:style-name="P32" text:outline-level="4">Algorytm k-środków / średnich</text:h>
      <text:p text:style-name="P1"><text:tab/>Najczęściej stosowanym algorytmem typu partycjonującego jest algorytm k-środków. Jego kolejne kroki można przedstawić w następujący sposób:</text:p>
      <text:list xml:id="list40492320" text:style-name="L5">
        <text:list-item>
          <text:p text:style-name="P20"><text:span text:style-name="T23">Wybierz </text:span><text:span text:style-name="T24">k </text:span><text:span text:style-name="T25">grup i </text:span><text:span text:style-name="T24">k </text:span><text:span text:style-name="T25">środków powiązanych z </text:span><text:span text:style-name="T24">k </text:span><text:span text:style-name="T25">losowo wybranymi obiektami lub losowo utworzonymi punktami znajdującymi się wewnątrz dziedziny przestrzeni opisującej cechy wszystkich obiektów</text:span><text:span text:style-name="T24">.</text:span></text:p>
        </text:list-item>
        <text:list-item>
          <text:p text:style-name="P14">Przypisz każdy obiekt do najbliższego środka grupy.</text:p>
        </text:list-item>
        <text:list-item>
          <text:p text:style-name="P20"><text:span text:style-name="T25">Oblicz nowe współrzędna środków grupy na podstawie przynależności obiektów do danej grupy.</text:span><text:span text:style-name="T23"> </text:span></text:p>
        </text:list-item>
        <text:list-item>
          <text:p text:style-name="P15">Jeżeli warunek zakończenia nie został spełniony, wróć do drugiego kroku. Typowymi warunkami zakończenia algorytmu są: brak zmiany przypisania obiektu do grupy w ostatnim przebiegu algorytmu (lub minimalna liczba takich zmian), minimalna zmiana błędu kwadratowego przydziału obiektów do grup, lub błąd ten spadł poniżej zadanej wartości, dobranej na podstawie znajomości danych i wcześniejszych eksperymentów.</text:p>
        </text:list-item>
      </text:list>
      <text:p text:style-name="Text_20_body"><text:span text:style-name="T23"><text:tab/>K-środków jest bardzo wrażliwy na podział początkowy. Przy złym podziale pewne punkty <text:s/>mogą utknąć w grupie z mało podobnymi do siebie punktami, ale ze środkiem bliższym, niż środek innej grupy, która mogłaby zawierać punkty bardziej podobne. Wspomniana sytuacja została przedstawiona na rysunku </text:span><text:span text:style-name="T23"><text:sequence-ref text:reference-format="category-and-value" text:ref-name="refDrawing2">Rysunek 3</text:sequence-ref></text:span><text:span text:style-name="T23">.</text:span></text:p>
      <text:p text:style-name="P1"><draw:frame draw:style-name="fr1" draw:name="Ramka4" text:anchor-type="paragraph" svg:x="1.461cm" svg:y="0.004cm" svg:width="14.078cm" draw:z-index="6"><draw:text-box fo:min-height="7.225cm"><text:p text:style-name="Drawing"><draw:frame draw:style-name="fr4" draw:name="Obiekt4" text:anchor-type="paragraph" svg:x="0.004cm" svg:y="0.002cm" svg:width="14.078cm" style:rel-width="100%" svg:height="7.225cm" style:rel-height="scale" draw:z-index="7"><draw:object xlink:href="./Object 4" xlink:type="simple" xlink:show="embed" xlink:actuate="onLoad"/><draw:image xlink:href="./ObjectReplacements/Object 4" xlink:type="simple" xlink:show="embed" xlink:actuate="onLoad"/></draw:frame>Rysunek <text:sequence text:ref-name="refDrawing2" text:name="Drawing" text:formula="ooow:Drawing+1" style:num-format="1">3</text:sequence>: Przykładowy podział początkowy obiektów grupowanych za pomocą algorytmu k-średnich. Punkt A leży bliżej punktu B niż punkt C, ale przy przedstawionym podziale początkowym środek grupy zawierającej punkty B i C będzie bliżej punktu B niż środek grupy zawierającej punkt A. Z tego powodu punkt B nie znajdzie się w grupie z najbardziej podobnym do niego punktem A.</text:p></draw:text-box></draw:frame><text:soft-page-break/></text:p>
      <text:p text:style-name="P1">Warto jeszcze wspomnieć, że algorytm ten jest za to prosty w implementacji i ma małą złożoność obliczeniową: O(n), gdzie n – jest liczbą obiektów wejściowych.</text:p>
      <text:h text:style-name="P31" text:outline-level="4">Algorytm błędu kwadratowego</text:h>
      <text:p text:style-name="P1"><text:tab/>Ten algorytm działa na podobnej zasadzie co powyższy, można go opisać następującymi krokami:</text:p>
      <text:list xml:id="list40467060" text:style-name="L6">
        <text:list-item>
          <text:p text:style-name="P16">Wybierz początkowe wartości centrów grup. Liczba grup jest daną wejściową algorytmu.</text:p>
        </text:list-item>
        <text:list-item>
          <text:p text:style-name="P16">Przypisz każdy obiekt do jego najbliższego centrum. Oblicz nowe wartości centrów. Powtarzaj ten krok, dopóki nie zostanie spełniony warunek zakończenia – np. żaden obiekt nie zmienia grupy, żadna odległość obiektu od środka grupy nie przekracza zadanej wartości.</text:p>
        </text:list-item>
        <text:list-item>
          <text:p text:style-name="P16">Można podzielić lub połączyć pewne grupy, bazując na jakichś informacjach heurystycznych (na znajomości grupowanych danych), następnie można dodatkowo powtórzyć krok drugi.</text:p>
        </text:list-item>
      </text:list>
      <text:h text:style-name="P28" text:outline-level="2">Grupowanie oparte na grafach</text:h>
      <text:p text:style-name="P1"><text:tab/>W dosyć długiej historii algorytmów grupowania powstało kilka takich, które korzystają z teorii grafów. Jednym z nich – chyba najpopularniejszym w tej kategorii – jest algorytm tworzący <text:soft-page-break/>dla danych wejściowych minimalne drzewo rozpinające. Wagi krawędzi w takim drzewie są odpowiednio wyznaczane na podstawie odległości dwóch obiektów od siebie, przy pomocy wybranej wcześniej miary odległości. Krawędzie z największymi wagami są usuwane, co prowadzi do powstania rozłącznych pod-grafów – podziałów wynikowych. Kryterium zakończenia może stanowić liczba uzyskanych podziałów albo średnia waga krawędzi w zbiorze krawędzi nieusuniętych.</text:p>
      <text:p text:style-name="P1"><text:tab/>Algorytm ten ma jedną dosyć poważną wadę. Jego wyniki są podobne do algorytmu grupowania hierarchicznego z wiązaniem pojedynczym – może wystąpić efekt łańcuchowy, czyli podział, w którym obiekty są od siebie bardzo różne, ale istnieje wśród nich jeden podobny, zapewniający przynależność do zbioru.</text:p>
      <text:p text:style-name="P1"><text:tab/>Używanie tego podejścia w grupowaniu jest związane z podejściem hierarchicznym. Oprócz analogii pomiędzy opisanym wyżej algorytmem, a wykorzystaniem wiązania pojedynczego istnieje jeszcze kilka podobieństw. Grupy powstałem poprzez użycie wiązania pełnego są takie same jak maksymalne, pełne podgrafy minimalnego drzewa rozpinającego i są związane z kolorowanie wierzchołków grafu<office:annotation><dc:creator>Zbigniew Tadeusz Manasterski</dc:creator><dc:date>2013-03-04T02:33:28.58</dc:date><text:p text:style-name="P34"><text:span text:style-name="T30">Bibliografia jain 5.2.2</text:span></text:p></office:annotation>.</text:p>
      <text:p text:style-name="P1"><text:tab/>Aby otrzymać wyniki nie opisujące hierarchii podziałów można utworzyć graf Delaunay'a<office:annotation><dc:creator>Zbigniew Tadeusz Manasterski</dc:creator><dc:date>2013-03-04T02:35:18.58</dc:date><text:p text:style-name="P34"><text:span text:style-name="T30">Jain 5.2.2</text:span></text:p></office:annotation>, który powstaje poprzez połączenie wszystkich par punktów, która są sąsiadami w rozumieniu kryterium Voronoi'a. Taki graf zawiera wszystkie informacje dotyczące sąsiedztwa zawarte w <text:s/>algorytmie wykorzystującym minimalne drzewo rozpinające, oraz zawarte w grafie relatywnego sąsiedztwa.</text:p>
      <text:h text:style-name="P28" text:outline-level="2">Inne rodzaje grupowania</text:h>
      <text:p text:style-name="P1"><text:tab/>Istnieją również inne sposoby wykonywania grupowania. Można je podzielić na takie jak grupowanie z wykorzystaniem kontekstu obiektu, z użyciem sieci neuronowych, ewolucyjne oraz na algorytmy stosujące pewne operacje w celu odnalezienia wzorców obiektów.</text:p>
      <text:h text:style-name="P31" text:outline-level="4">Grupowanie kontekstowe</text:h>
      <text:p text:style-name="P1"><text:tab/>Algorytm grupowania kontekstowego, zwany jest też grupowaniem najbliższego sąsiedztwa. Procedury grupowania, gdzie zastosowano takie podejście, rozpoczynają działanie od wielu jednoelementowych zbiorów obiektów. Obiekty łączy się w grupy, tworzone na podstawie łączenia ze sobą obiektów, które stanowią swoje bliskie sąsiedztwo (według ustalonego na początku kryterium). Sąsiedztwo to może być określane miarą liczby wspólnych sąsiadów, albo jedną z typowych miar odległości. Algorytm kończy się, gdy nie ma już wolnych obiektów lub gdy wolne obiekty nie dają się zakwalifikować do jednej z istniejących grup (są wtedy traktowane jako <text:soft-page-break/>zakłócenia).</text:p>
      <text:h text:style-name="Heading_20_4" text:outline-level="4">Grupowanie rozmyte</text:h>
      <text:p text:style-name="Text_20_body"><text:tab/>Typowe podejście do grupowania produkuje podziały, w których każdy obiekt należy do co najwyżej jednej grupy – jest to grupowanie dokładne, grupy są zawsze rozłączne. W podejściu alternatywnym pojęcie przynależności jest rozszerzane – poprzez użycie funkcji członkostwa próbuje się powiązać obiekt z każdą grupą, często opisując taką relację pewną wagą. Rezultatem wykonania takiego algorytmu jest pewien zbiór informacji o przynależności obiektów do grup, a nie jednoznaczny podział. Można opisać taki algorytm (z wysokiego poziomu abstrakcji) za pomocą następujących kroków:</text:p>
      <text:list xml:id="list40467881" text:style-name="L7">
        <text:list-item>
          <text:p text:style-name="P21">Wybierz początkowy podział rozmyty <text:span text:style-name="T1">N</text:span> obiektów i <text:span text:style-name="T1">K</text:span> grup, tworząc macierz przynależności wymiarach<draw:frame draw:style-name="fr6" draw:name="Obiekt5" text:anchor-type="as-char" svg:width="1.289cm" svg:height="0.467cm" draw:z-index="8"><draw:object xlink:href="./Object 5" xlink:type="simple" xlink:show="embed" xlink:actuate="onLoad"/><draw:image xlink:href="./ObjectReplacements/Object 5" xlink:type="simple" xlink:show="embed" xlink:actuate="onLoad"/></draw:frame>, dalej oznaczaną symbolem <text:span text:style-name="T2">U</text:span><text:span text:style-name="T5">. Element </text:span><text:span text:style-name="T2">u</text:span><text:span text:style-name="T8">i,j</text:span><text:span text:style-name="T13"> </text:span><text:span text:style-name="T18">tej macierzy reprezentuje stopień przynależności obiektu </text:span><text:span text:style-name="T13">x</text:span><text:span text:style-name="T8">i</text:span><text:span text:style-name="T13"> </text:span><text:span text:style-name="T18">do grupy </text:span><text:span text:style-name="T13">c</text:span><text:span text:style-name="T8">j</text:span><text:span text:style-name="T18">. Zwykle </text:span><text:span text:style-name="T13"><draw:frame draw:style-name="fr6" draw:name="Obiekt6" text:anchor-type="as-char" svg:width="1.974cm" svg:height="0.531cm" draw:z-index="9"><draw:object xlink:href="./Object 6" xlink:type="simple" xlink:show="embed" xlink:actuate="onLoad"/><draw:image xlink:href="./ObjectReplacements/Object 6" xlink:type="simple" xlink:show="embed" xlink:actuate="onLoad"/></draw:frame></text:span><text:span text:style-name="T18">.</text:span></text:p>
        </text:list-item>
        <text:list-item>
          <text:p text:style-name="P22"><text:span text:style-name="T21">Wykorzystując </text:span><text:span text:style-name="T13">U </text:span><text:span text:style-name="T21">obliczyć wartość funkcji stanowiącej kryterium przydziału rozmytego, np. błąd średni kwadratowy. Możliwą rozmytą funkcją kryterium jest:<text:line-break/></text:span><text:span text:style-name="T21"><draw:frame draw:style-name="fr6" draw:name="Obiekt7" text:anchor-type="as-char" svg:width="5.657cm" svg:height="1.139cm" draw:z-index="10"><draw:object xlink:href="./Object 7" xlink:type="simple" xlink:show="embed" xlink:actuate="onLoad"/><draw:image xlink:href="./ObjectReplacements/Object 7" xlink:type="simple" xlink:show="embed" xlink:actuate="onLoad"/></draw:frame></text:span><text:span text:style-name="T21">, gdzie </text:span><text:span text:style-name="T21"><draw:frame draw:style-name="fr6" draw:name="Obiekt8" text:anchor-type="as-char" svg:width="2.514cm" svg:height="1.139cm" draw:z-index="11"><draw:object xlink:href="./Object 8" xlink:type="simple" xlink:show="embed" xlink:actuate="onLoad"/><draw:image xlink:href="./ObjectReplacements/Object 8" xlink:type="simple" xlink:show="embed" xlink:actuate="onLoad"/></draw:frame></text:span><text:span text:style-name="T21">jest k-tym rozmytym centrum grupy. Następnie przydziel obiekty do grup tak, żeby zoptymalizować wartość funkcji kryterium i uaktualnij macierz </text:span><text:span text:style-name="T13">U</text:span><text:span text:style-name="T21">.</text:span></text:p>
        </text:list-item>
        <text:list-item>
          <text:p text:style-name="P22"><text:span text:style-name="T21">Powtarzaj powyższy krok aż wszystkie wpisy w macierzy </text:span><text:span text:style-name="T13">U</text:span><text:span text:style-name="T21"> nie będą się (znacznie) zmieniać.</text:span></text:p>
        </text:list-item>
      </text:list>
      <text:p text:style-name="P7"><draw:frame draw:style-name="fr1" draw:name="Ramka5" text:anchor-type="paragraph" svg:x="1.275cm" svg:y="-0.233cm" svg:width="14.078cm" draw:z-index="12"><draw:text-box fo:min-height="7.119cm"><text:p text:style-name="Drawing"><draw:frame draw:style-name="fr4" draw:name="Obiekt11" text:anchor-type="paragraph" svg:x="0.004cm" svg:y="0.002cm" svg:width="14.078cm" style:rel-width="100%" svg:height="7.119cm" style:rel-height="scale" draw:z-index="13"><draw:object xlink:href="./Object 11" xlink:type="simple" xlink:show="embed" xlink:actuate="onLoad"/><draw:image xlink:href="./ObjectReplacements/Object 11" xlink:type="simple" xlink:show="embed" xlink:actuate="onLoad"/></draw:frame>Rysunek <text:sequence text:ref-name="refDrawing3" text:name="Drawing" text:formula="ooow:Drawing+1" style:num-format="1">4</text:sequence>: Wyniki grupowania rozmytego. Wszystkie grupy zostały przydzielone do każdej grupy - czerwonej, zielonej i szarej</text:p></draw:text-box></draw:frame><text:span text:style-name="T21"><text:tab/>W grupowaniu rozmytym każda grupa to zbiór wszystkich obiektów.</text:span><text:span text:style-name="T21"><office:annotation><dc:creator>Zbigniew Tadeusz Manasterski</dc:creator><dc:date>2013-03-04T08:52:57.61</dc:date><text:p text:style-name="P34"><text:span text:style-name="T30">Rysunek, trochę o historii grupowania rozmytego</text:span></text:p></office:annotation></text:span><text:span text:style-name="T21"> Przykładowe wyniki </text:span><text:soft-page-break/><text:span text:style-name="T21">takiego grupowania są przedstawione na ilustracji </text:span><text:span text:style-name="T21"><text:sequence-ref text:reference-format="category-and-value" text:ref-name="refDrawing3">Rysunek 4</text:sequence-ref></text:span><text:span text:style-name="T21">. Wchodząc głębiej w szczegóły takich wyników, można również założyć przykładowe wartości przynależności do każdej grupy:</text:span></text:p>
      <text:p text:style-name="P9">Tabela <text:sequence text:ref-name="refTable0" text:name="Table" text:formula="ooow:Table+1" style:num-format="1">2.1</text:sequence>: Przykładowe wartości przynależności obiektów do grup w grupowaniu rozmytym.</text:p>
      <table:table table:name="Tabela1" table:style-name="Tabela1">
        <table:table-column table:style-name="Tabela1.A"/>
        <table:table-column table:style-name="Tabela1.B" table:number-columns-repeated="9"/>
        <table:table-column table:style-name="Tabela1.K"/>
        <table:table-row>
          <table:table-cell table:style-name="Tabela1.A1" office:value-type="string">
            <text:p text:style-name="Table_20_Contents">Grupa:</text:p>
          </table:table-cell>
          <table:table-cell table:style-name="Tabela1.A1" office:value-type="string">
            <text:p text:style-name="Table_20_Contents">A</text:p>
          </table:table-cell>
          <table:table-cell table:style-name="Tabela1.A1" office:value-type="string">
            <text:p text:style-name="Table_20_Contents">B</text:p>
          </table:table-cell>
          <table:table-cell table:style-name="Tabela1.A1" office:value-type="string">
            <text:p text:style-name="Table_20_Contents">C</text:p>
          </table:table-cell>
          <table:table-cell table:style-name="Tabela1.A1" office:value-type="string">
            <text:p text:style-name="Table_20_Contents">D</text:p>
          </table:table-cell>
          <table:table-cell table:style-name="Tabela1.A1" office:value-type="string">
            <text:p text:style-name="Table_20_Contents">E</text:p>
          </table:table-cell>
          <table:table-cell table:style-name="Tabela1.A1" office:value-type="string">
            <text:p text:style-name="Table_20_Contents">F</text:p>
          </table:table-cell>
          <table:table-cell table:style-name="Tabela1.A1" office:value-type="string">
            <text:p text:style-name="Table_20_Contents">G</text:p>
          </table:table-cell>
          <table:table-cell table:style-name="Tabela1.A1" office:value-type="string">
            <text:p text:style-name="Table_20_Contents">H</text:p>
          </table:table-cell>
          <table:table-cell table:style-name="Tabela1.A1" office:value-type="string">
            <text:p text:style-name="Table_20_Contents">I</text:p>
          </table:table-cell>
          <table:table-cell table:style-name="Tabela1.K1" office:value-type="string">
            <text:p text:style-name="Table_20_Contents">J</text:p>
          </table:table-cell>
        </table:table-row>
        <table:table-row>
          <table:table-cell table:style-name="Tabela1.A2" office:value-type="string">
            <text:p text:style-name="Table_20_Contents">czerwona</text:p>
          </table:table-cell>
          <table:table-cell table:style-name="Tabela1.A2" office:value-type="string">
            <text:p text:style-name="Table_20_Contents">100%</text:p>
          </table:table-cell>
          <table:table-cell table:style-name="Tabela1.A2" office:value-type="string">
            <text:p text:style-name="Table_20_Contents">55%</text:p>
          </table:table-cell>
          <table:table-cell table:style-name="Tabela1.A2" office:value-type="string">
            <text:p text:style-name="Table_20_Contents">74%</text:p>
          </table:table-cell>
          <table:table-cell table:style-name="Tabela1.A2" office:value-type="string">
            <text:p text:style-name="Table_20_Contents">32%</text:p>
          </table:table-cell>
          <table:table-cell table:style-name="Tabela1.A2" office:value-type="string">
            <text:p text:style-name="Table_20_Contents">25%</text:p>
          </table:table-cell>
          <table:table-cell table:style-name="Tabela1.A2" office:value-type="string">
            <text:p text:style-name="Table_20_Contents">33%</text:p>
          </table:table-cell>
          <table:table-cell table:style-name="Tabela1.A2" office:value-type="string">
            <text:p text:style-name="Table_20_Contents">19%</text:p>
          </table:table-cell>
          <table:table-cell table:style-name="Tabela1.A2" office:value-type="string">
            <text:p text:style-name="Table_20_Contents">15%</text:p>
          </table:table-cell>
          <table:table-cell table:style-name="Tabela1.A2" office:value-type="string">
            <text:p text:style-name="Table_20_Contents">8%</text:p>
          </table:table-cell>
          <table:table-cell table:style-name="Tabela1.K2" office:value-type="string">
            <text:p text:style-name="Table_20_Contents">9%</text:p>
          </table:table-cell>
        </table:table-row>
        <table:table-row>
          <table:table-cell table:style-name="Tabela1.A2" office:value-type="string">
            <text:p text:style-name="Table_20_Contents">zielona</text:p>
          </table:table-cell>
          <table:table-cell table:style-name="Tabela1.A2" office:value-type="string">
            <text:p text:style-name="Table_20_Contents">12%</text:p>
          </table:table-cell>
          <table:table-cell table:style-name="Tabela1.A2" office:value-type="string">
            <text:p text:style-name="Table_20_Contents">45%</text:p>
          </table:table-cell>
          <table:table-cell table:style-name="Tabela1.A2" office:value-type="string">
            <text:p text:style-name="Table_20_Contents">23%</text:p>
          </table:table-cell>
          <table:table-cell table:style-name="Tabela1.A2" office:value-type="string">
            <text:p text:style-name="Table_20_Contents">24%</text:p>
          </table:table-cell>
          <table:table-cell table:style-name="Tabela1.A2" office:value-type="string">
            <text:p text:style-name="Table_20_Contents">35%</text:p>
          </table:table-cell>
          <table:table-cell table:style-name="Tabela1.A2" office:value-type="string">
            <text:p text:style-name="Table_20_Contents">57%</text:p>
          </table:table-cell>
          <table:table-cell table:style-name="Tabela1.A2" office:value-type="string">
            <text:p text:style-name="Table_20_Contents">100%</text:p>
          </table:table-cell>
          <table:table-cell table:style-name="Tabela1.A2" office:value-type="string">
            <text:p text:style-name="Table_20_Contents">78%</text:p>
          </table:table-cell>
          <table:table-cell table:style-name="Tabela1.A2" office:value-type="string">
            <text:p text:style-name="Table_20_Contents">21%</text:p>
          </table:table-cell>
          <table:table-cell table:style-name="Tabela1.K2" office:value-type="string">
            <text:p text:style-name="Table_20_Contents">22%</text:p>
          </table:table-cell>
        </table:table-row>
        <table:table-row>
          <table:table-cell table:style-name="Tabela1.A2" office:value-type="string">
            <text:p text:style-name="Table_20_Contents">szara</text:p>
          </table:table-cell>
          <table:table-cell table:style-name="Tabela1.A2" office:value-type="string">
            <text:p text:style-name="Table_20_Contents">35%</text:p>
          </table:table-cell>
          <table:table-cell table:style-name="Tabela1.A2" office:value-type="string">
            <text:p text:style-name="Table_20_Contents">87%</text:p>
          </table:table-cell>
          <table:table-cell table:style-name="Tabela1.A2" office:value-type="string">
            <text:p text:style-name="Table_20_Contents">25%</text:p>
          </table:table-cell>
          <table:table-cell table:style-name="Tabela1.A2" office:value-type="string">
            <text:p text:style-name="Table_20_Contents">78%</text:p>
          </table:table-cell>
          <table:table-cell table:style-name="Tabela1.A2" office:value-type="string">
            <text:p text:style-name="Table_20_Contents">85%</text:p>
          </table:table-cell>
          <table:table-cell table:style-name="Tabela1.A2" office:value-type="string">
            <text:p text:style-name="Table_20_Contents">67%</text:p>
          </table:table-cell>
          <table:table-cell table:style-name="Tabela1.A2" office:value-type="string">
            <text:p text:style-name="Table_20_Contents">28%</text:p>
          </table:table-cell>
          <table:table-cell table:style-name="Tabela1.A2" office:value-type="string">
            <text:p text:style-name="Table_20_Contents">38%</text:p>
          </table:table-cell>
          <table:table-cell table:style-name="Tabela1.A2" office:value-type="string">
            <text:p text:style-name="Table_20_Contents">99%</text:p>
          </table:table-cell>
          <table:table-cell table:style-name="Tabela1.K2" office:value-type="string">
            <text:p text:style-name="Table_20_Contents">98%</text:p>
          </table:table-cell>
        </table:table-row>
      </table:table>
      <text:p text:style-name="P5"/>
      <text:p text:style-name="P7"><text:span text:style-name="T21">Na podstawie danych jak w tabelce </text:span><text:span text:style-name="T21"><text:sequence-ref text:reference-format="value" text:ref-name="refTable0">2.1</text:sequence-ref></text:span><text:span text:style-name="T21"> można uzyskać informacje o korelacji obiektów, albo wykonać szybkie grupowanie dokładne – przypisując obiekty do tych grup, z którymi mają najwyższą wartość przynależności.</text:span></text:p>
      <text:p text:style-name="P5"/>
      <text:h text:style-name="P31" text:outline-level="4">Grupowanie z użyciem sieci neuronowych</text:h>
      <text:p text:style-name="P1"><text:tab/>Sztuczne sieci neuronowe (dalej nazywane skrótem SN) powstał w oparciu o biologiczne sieci neuronowe. SN znajdują szerokie zastosowania zarówno w zagadnieniach grupowania jak i w klasyfikacji. Kilka cech takich struktur jest szczególnie istotnych dla algorytmów grupowania:</text:p>
      <text:list xml:id="list40483970" text:style-name="L8">
        <text:list-item>
          <text:p text:style-name="P17">SN operują na wektorach numerycznych, dlatego wymagają reprezentowania grupowanych obiektów za pomocą zbioru cech, z których każda jest przeliczalna.</text:p>
        </text:list-item>
        <text:list-item>
          <text:p text:style-name="P17">Struktura SN naturalnie narzuca / umożliwia realizowanie algorytmu grupowania w sposób równoległy / rozproszony.</text:p>
        </text:list-item>
        <text:list-item>
          <text:p text:style-name="P17">SN mają zdolność do uczenia się – potrafią zmieniać wagi połączeń pomiędzy neuronami w swojej strukturze. Prowadzi to do tego, że SN mogą nadawać dodatkowe wagi poszczególnym cechom, lub nawet całkowicie wykluczyć niektóre z nich z grupowania.</text:p>
        </text:list-item>
      </text:list>
      <text:p text:style-name="P1"><text:tab/>Do grupowania obiektów wejściowych często wykorzystywane są konkurujące SN (zwane też zwycięzca-bierze-wszystko, ang: <text:span text:style-name="T1">winner-takes-all</text:span><text:span text:style-name="T4">). W uczeniu konkurującym, obiekty podobne są grupowane przez całą sieć, a reprezentowane przez jeden neuron. Takie grupowanie wykonywane jest automatycznie na podstawie korelacji danych. </text:span><text:span text:style-name="T4"><office:annotation><dc:creator>Zbigniew Tadeusz Manasterski</dc:creator><dc:date>2013-03-09T16:06:19.74</dc:date><text:p text:style-name="P34"><text:span text:style-name="T30">Bibliografia, albo z jain albo z tego drugiego</text:span></text:p></office:annotation></text:span><text:span text:style-name="T4">Dobrze znanymi przykładami SN wykorzystywanymi w grupowaniu jest sieć z kwantyzacją wektora uczącego (LVQ, ang: </text:span><text:span text:style-name="T1">learning vector quantization</text:span><text:span text:style-name="T4">), oraz samo-organizująca się mapa (SOM, ang:</text:span><text:span text:style-name="T1"> self-organizing map</text:span><text:span text:style-name="T4">) jak również adaptacyjne modele teorii rezonansowej. Architektura takich sieci neuronowych jest prosta – są jednowarstwowe. Obiekty podawane na wejściu są powiązane z węzłami wyjściowymi. Wagi pomiędzy węzłami wejściowymi i wyjściowymi są zmieniane iteracyjnie ( w ramach procesu </text:span><text:soft-page-break/><text:span text:style-name="T4">uczenia się) dopóki warunek zakończenia algorytmu nie będzie spełniony. Istnienie takiej metody uczenia się zostało stwierdzone w biologicznych sieciach neuronowych. Jednak procedura aktualizacji wag jest całkiem podobna do innych stosowanych w klasycznych algorytmach grupowania, na przykład o podobieństwie LVQ oraz k-średnich, co można przeczytać</text:span><text:span text:style-name="T4"><office:annotation><dc:creator>Zbigniew Tadeusz Manasterski</dc:creator><dc:date>2013-03-09T16:11:48.74</dc:date><text:p text:style-name="P34"><text:span text:style-name="T30">Tutaj bibliografia.</text:span></text:p></office:annotation></text:span><text:span text:style-name="T4">.</text:span></text:p>
      <text:p text:style-name="P3"><text:tab/>SN typu SOM jako rezultat dają dwu-wymiarową mapę wielowymiarowego zbioru danych, były z dobrymi wynikami używane do kwantyzacji wektorów oraz w algorytmach rozpoznawania mowy. Jednak ten tym SN generuje wyniki mogące nie być optymalnym podziałem na grupy – mają tendencję do zatrzymywania się w lokalnych optimach. Duży wpływ odgrywają tutaj parametry początkowe ustawiane jako wagi połączeń neuronów w sieci.</text:p>
      <text:h text:style-name="P31" text:outline-level="4">Grupowanie ewolucyjne</text:h>
      <text:p text:style-name="P1"><text:tab/>Jeszcze innym rodzajem jest grupowanie ewolucyjne, algorytmy tego typu powstały w oparciu o teorię ewolucji Darwina. Jeden podział nazywany jest chromosomem, zbiór podziałów jest populacją. Stosując operacje selekcji, mutacji i rekombinacji buduje się nowe zestawy podziałów. Na wejściu transformacji złożonej z kilku podstawowych operacji może być kilka podziałów, lub tylko jeden, <text:s/>rezultatem zastosowanie transformacji również może być jeden lub kilka podziałów. Po pewnej liczbie iteracji algorytm powinien przynieść wyniki w postaci podziałów o stosunkowo wysokim współczynniku zdrowia (prawdopodobieństwa przeżycia). Przykładowe kroki takiego algorytmu można opisać w następujący sposób: </text:p>
      <text:list xml:id="list40491298" text:style-name="L9">
        <text:list-item>
          <text:p text:style-name="P18">Wybierz losową populację podziałów. Każdy podział odwzorowuje poprawny k-podział danych. Dla każdego podziału oblicz wartość współczynnika opisującego jego zdrowie i powiąż jego wartość z danym podziałem. Zwykle stosuje się współczynnik będący odwrotnością błędu kwadratowego. Podziały z mniejszym błędem mają większą wartość współczynniku zdrowia i tym samym większą szansę na przeżycie.</text:p>
        </text:list-item>
        <text:list-item>
          <text:p text:style-name="P18">Zastosuj operacje ewolucyjne selekcji, rekombinacji i mutacji do wygenerowania następnej populacji podziałów. Oblicz wartości współczynników zdrowia dla całej populacji. </text:p>
        </text:list-item>
        <text:list-item>
          <text:p text:style-name="P18">Powtarzaj krok drugi dopóki nie będzie spełniony warunek zakończenia algorytmu (odpowiednio wysokie współczynniki przeżycie, bardzo podobne podziały w całej populacji).</text:p>
        </text:list-item>
      </text:list>
      <text:p text:style-name="P1"><text:tab/>Najbardziej znanymi technikami ewolucyjnymi są algorytmy genetyczne (zwane dalej GA, ang: <text:span text:style-name="T1">genetic algorithms</text:span>), strategie ewolucyjne (zwane dalej ES, ang: <text:span text:style-name="T1">evolutionary strategies</text:span><text:span text:style-name="T4">), oraz programowanie ewolucyjne (zwane dalej EP, ang: </text:span><text:span text:style-name="T1">evolutionary programming</text:span><text:span text:style-name="T4">). Z tych trzech metod GA jest najczęściej używane w grupowaniu. Punkty w przestrzeni poszukiwań (podziały) są reprezentowane jako łańcuchy binarne, stosowana jest operacja selekcji, rekombinacji (lekko </text:span><text:soft-page-break/><text:span text:style-name="T4">zmodyfikowana – parę chromosomów łączy się dzieląc je na połowy i łącząc na krzyż) w celu przeszukania jak największej części przestrzeni podziałów. W celu upewnienia się, że cała przestrzeń została przejrzana, stosuje się również operację mutacji. ES i EP różnią się od GA stosowanymi operatorami i reprezentacją podziałów; w EP w ogóle nie jest stosowana operacja rekombinacji, w ES jest ona niezmodyfikowana – po prostu zamienia się losowo wybrane geny dwóch chromosomów. </text:span></text:p>
      <text:p text:style-name="P3"><text:tab/>GA pozwala na wykonanie grupowania z globalnym poszukiwaniem rozwiązania – większość metod grupowania polega na poszukiwaniu lokalnym – takie poszukiwanie jest popularne ponieważ pozwala na zmniejszenie liczby bardzo kosztownych porównań wielowymiarowych wektorów cech. Produkcja podziałów w GA może znaleźć rozwiązania zupełnie inne od tych w poprzedniej operacji, natomiast w przeważającej większości przedstawionych w tym rozdziale algorytmów grupowania w kolejnych iteracjach mogą one tylko trochę zmienić podział znaleziony w poprzedniej iteracji. </text:p>
      <text:h text:style-name="P33" text:outline-level="4">Grupowanie oparte na wyszukiwaniu</text:h>
      <text:p text:style-name="P7"><text:tab/>Techniki wyszukiwania stosowane w celu wyznaczenia optymalnej wartości funkcji kryterium są podzielone na deterministyczne i stochastyczne. Te pierwsze gwarantują otrzymanie wartości optymalnej poprzez wykonanie olbrzymiej liczby operacji. Z drugiej strony wyszukiwanie stochastyczne zapewnia rozwiązanie tylko bliskie optymalnemu, ale osiągane jest ono w rozsądnym czasie, a wartość funkcji kryterium asymptotycznie dąży do optimum. Pośród technik grupowania opisanych w tym rozdziale tylko te stosujące algorytmy ewolucyjne są stochastyczne, pozostałe można nazwać deterministycznymi. Inne znane metody deterministyczne to:</text:p>
      <text:list xml:id="list40477121" text:style-name="L10">
        <text:list-item>
          <text:p text:style-name="P23"><text:span text:style-name="T4">podziel-i-połącz (ang: </text:span><text:span text:style-name="T1">branch-and-bound</text:span><text:span text:style-name="T4">) – gwarantuje odnalezienie globalnego optimum, cechuje się bardzo wysokimi kosztami obliczeniowymi,</text:span></text:p>
        </text:list-item>
        <text:list-item>
          <text:p text:style-name="P23"><text:span text:style-name="T4">deterministyczne wyżarzanie (ang: </text:span><text:span text:style-name="T1">deterministic annealing</text:span><text:span text:style-name="T4">) – przestrzeń błędu osiąga ciągłość i dąży do optymalnej, jednak ta metoda nie gwarantuje wykrycia globalnego optimum.</text:span></text:p>
        </text:list-item>
      </text:list>
      <text:p text:style-name="Text_20_body"><text:span text:style-name="T4"><text:tab/>Typowo metodą deterministycznym można nadać kategorię metodologii zachłannych oraz zstępujących. Podejście stochastyczne zezwala na istnienie w przestrzeni rozwiązań odchyleń poza lokalnym optimum z niezerowym prawdopodobieństwem. Metody stochastyczne można podzielić na sekwencyjne lub równoległe, przy czym algorytmy ewolucyjne są zaliczane do kategorii równoległych. Do tej drugiej kategorii można zaliczyć stochastyczną metodę zwaną symulowanym wyżarzaniem (zwany dalej SA, ang. </text:span><text:span text:style-name="T1">Simulated annealing</text:span><text:span text:style-name="T4">). Polega ona na dopuszczaniu, z pewnym prawdopodobieństwem, w kolejnej iteracji podziałów, które mają gorszą wartość funkcji kryterium. </text:span><text:soft-page-break/><text:span text:style-name="T4">Prawdopodobieństwo akceptacji takiego podziały jest wyznaczone poprzez krytyczny parametr zwany temperaturą. Przykładowe kroki takiego algorytmy można opisać w następujący sposób:</text:span></text:p>
      <text:list xml:id="list40480796" text:style-name="L11">
        <text:list-item>
          <text:p text:style-name="P24"><text:span text:style-name="T4">Losowo wybierz początkowy podział </text:span><text:span text:style-name="T3">P</text:span><text:span text:style-name="T7">o</text:span><text:span text:style-name="T12"> </text:span><text:span text:style-name="T16">oraz oblicz wartość błędu kwadratowego </text:span><text:span text:style-name="T14">E</text:span><text:span text:style-name="T9">P0</text:span><text:span text:style-name="T12"> </text:span><text:span text:style-name="T16">dla tego podziału. Wybierz wartości kontrolnych parametrów, temperatury początkowej </text:span><text:span text:style-name="T14">T</text:span><text:span text:style-name="T9">0</text:span><text:span text:style-name="T14"> </text:span><text:span text:style-name="T16">oraz temperatury końcowej (finalnej) </text:span><text:span text:style-name="T14">T</text:span><text:span text:style-name="T9">f </text:span><text:span text:style-name="T16">.</text:span></text:p>
        </text:list-item>
        <text:list-item>
          <text:p text:style-name="P24"><text:span text:style-name="T16">Wybierz sąsiada </text:span><text:span text:style-name="T14">P</text:span><text:span text:style-name="T9">o</text:span><text:span text:style-name="T17"> </text:span><text:span text:style-name="T16">oznacz go jako </text:span><text:span text:style-name="T14">P</text:span><text:span text:style-name="T9">1</text:span><text:span text:style-name="T14"> </text:span><text:span text:style-name="T16">i oblicz dla niego wartość błędu kwadratowego </text:span><text:span text:style-name="T14">E</text:span><text:span text:style-name="T9">P1 </text:span><text:span text:style-name="T16">. Jeżeli</text:span><text:span text:style-name="T14"> E</text:span><text:span text:style-name="T9">P0</text:span><text:span text:style-name="T10"> </text:span><text:span text:style-name="T16">jest mniejsze od <text:s/></text:span><text:span text:style-name="T14">E</text:span><text:span text:style-name="T9">P1</text:span><text:span text:style-name="T14"> </text:span><text:span text:style-name="T16">, to przypisz <text:s/></text:span><text:span text:style-name="T14">P</text:span><text:span text:style-name="T9">1 </text:span><text:span text:style-name="T16">do <text:s/></text:span><text:span text:style-name="T14">P</text:span><text:span text:style-name="T9">o </text:span><text:span text:style-name="T16">z pewnym prawdopodobieństwem, zależnym od temperatury. W przeciwnym wypadku przypisz <text:s/></text:span><text:span text:style-name="T14">P</text:span><text:span text:style-name="T9">1 </text:span><text:span text:style-name="T16">do <text:s/></text:span><text:span text:style-name="T14">P</text:span><text:span text:style-name="T9">o </text:span><text:span text:style-name="T16">. Powtarzaj ten krok ustaloną liczbę razy.\</text:span></text:p>
        </text:list-item>
        <text:list-item>
          <text:p text:style-name="P24"><text:span text:style-name="T16">Zmniejsz wartość <text:s/></text:span><text:span text:style-name="T14">T</text:span><text:span text:style-name="T9">0 <text:s/></text:span><text:span text:style-name="T16">stosując pewną ustaloną wartość </text:span><text:span text:style-name="T12">c</text:span><text:span text:style-name="T16">: </text:span><text:span text:style-name="T16"><draw:frame draw:style-name="fr6" draw:name="Obiekt9" text:anchor-type="as-char" svg:width="1.753cm" svg:height="0.531cm" draw:z-index="18"><draw:object xlink:href="./Object 9" xlink:type="simple" xlink:show="embed" xlink:actuate="onLoad"/><draw:image xlink:href="./ObjectReplacements/Object 9" xlink:type="simple" xlink:show="embed" xlink:actuate="onLoad"/></draw:frame></text:span><text:span text:style-name="T16">. Jeżeli </text:span><text:span text:style-name="T14">T</text:span><text:span text:style-name="T9">0 <text:s/></text:span><text:span text:style-name="T16">jest większe od </text:span><text:span text:style-name="T14">T</text:span><text:span text:style-name="T9">f </text:span><text:span text:style-name="T16">, to idź do poprzedniego kroku. W przeciwnym wypadku zakończ algorytm.</text:span></text:p>
        </text:list-item>
      </text:list>
      <text:p text:style-name="P6">Algorytm SA może być bardzo wolny w odnajdywaniu globalnego optimum, gdyż wymaga to od niego bardzo nikłego zmniejszania temperatury i powtarzania wyszukiwania z iteracji na iterację.</text:p>
      <text:h text:style-name="P31" text:outline-level="4">Wyszukiwanie wzorców i algorytmy dekompozycji</text:h>
      <text:p text:style-name="P1"><text:tab/><text:span text:style-name="T26">Założeniem leżącym u podstaw wyszukiwania wzorców jest to, że wszystkie obiekty w grupowanym zbiorze danych pochodzą od jednego z kilku obiektów wzorowych. Celem takiego algorytmu jest odnalezienie cech takiego obiektu oraz (czasem) liczby takich obiektów wzorowych. Większość prac w tej dziedzinie zakłada, że obiekty składające się na zbiór danych są składnikami nieokreślonej liczby dystrybuant Gaussa. Tradycyjne podejście do wykonania takiego algorytmu polega na tym, że iteracyjnie dopasowuje się parametry rozkładu Gaussa, oraz liczbę tych rozkładów (liczbę grup) tak, żeby uzyskać maksymalne prawdopodobieństwa wystąpienia wektorów opisujących obiekty w grupowanym zestawie danych.</text:span></text:p>
      <text:p text:style-name="P1"><text:span text:style-name="T26"><text:tab/>Jednym z algorytmów realizujących takie podejście jest algorytm Maksymalizacji Wartości Oczekiwanej (ang. </text:span><text:span text:style-name="T27">Expectation Maximization</text:span><text:span text:style-name="T28">). Generalnie stosuje się go do wyliczenia brakujących danych (np. podczas rekonstrukcji obrazków). Dla celów grupowania zakłada się, że parametry funkcji gęstości są nieznane, tak samo jak parametry mieszające – są one określane na podstawie obiektów. Procedura rozpoczyna się od przedstawienia początkowego wektora (wektorów) parametrów i na podstawie podobieństwa gęstości mieszaniny danych, które produkowane są poprzez zastosowanie tego wektora, ocenia się go przyrównując te dane do oryginalnego zbioru danych. Obiektom powstałym w sposób losowy nadaje się oceny (wagi) i tak zmodyfikowanych obiektów używa się do aktualizacji oszacowań parametrów. W kontekście grupowania oceny przyznane obiektom losowym (na podstawie ich podobieństwa do oryginalnych) mogą służyć do określenia, czy dany obiekt ze zbioru oryginalnego należy do grupy opisywanej przez dany wektor </text:span><text:soft-page-break/><text:span text:style-name="T28">parametrów.</text:span></text:p>
      <text:p text:style-name="P1"><text:span text:style-name="T28"><text:tab/>Zostały również opracowane bezparametrowe metody grupowania z wykorzystaniem funkcji gęstości. Wzorowana na oknie Parzena – metodzie do bezparametrowego oszacowania gęstości – procedura grupowania poszukuje kontenerów z dużą liczbą elementów w wielowymiarowych histogramach wejściowego zbioru obiektów. Jeszcze inne algorytmy tego typu wykorzystują podejście hierarchiczne lub partycjonujące, gdzie funkcją odległości jest bezparametrowe oszacowanie funkcji odległości.</text:span><text:span text:style-name="T28"><office:annotation><dc:creator>Zbigniew Tadeusz Manasterski</dc:creator><dc:date>2013-03-04T07:33:59.76</dc:date><text:p text:style-name="P34"><text:span text:style-name="T30">.Doprowadzić to do takiego stanu, żeby było o wiele bardziej zrozumiałe. Odniesienia do bibliografii – jain 5.3.</text:span></text:p></office:annotation></text:span><text:span text:style-name="T28"> <text:s/></text:span></text:p>
      <text:h text:style-name="P31" text:outline-level="4">Podsumowanie</text:h>
      <text:p text:style-name="P1"><text:tab/>Warto zaznaczyć, że można również stosować algorytmy hybrydowe. Polega to na zastosowaniu do jednego zbioru danych różnych typów algorytmów, i ustaleniu wyniku na przykład poprzez głosowanie – nadając poszczególnym wynikom różne wagi, ustalone na drodze eksperymentów. Każdy z użytych algorytmów może na wejściu otrzymać taki sam opis obiektów, albo tylko częściowy – pozwalający na jak najbardziej efektywne wykorzystanie danego algorytmu. Podział danych wejściowym między różne algorytmy może się opierać na logice związanej z grupowanymi obiektami. Można na przykład wykonać grupowanie na wektorach cech obliczonych na podstawie bibliografii i liczby odwołań do niej, wyznaczonej dla każdego dokumentu znajdującego się w zadanym zbiorze. Dołączyć do tego grupowanie wykonane na podstawie abstraktów dokumentów i grupowanie przeprowadzone na podstawie całej treści. Tak powstałe 3 wyniki grupowania można opisać za pomocą wektora cech informującego o podobieństwie dokumentów w każdym z tych 3 rezultatów i przeprowadzić na tym kolejne grupowanie.</text:p>
      <text:p text:style-name="P1">Rozwiązanie takie może dać bardzo dokładne wyniki, odwzorowując faktyczne podobieństwo tematyczne badanych dokumentów, ale jednocześnie byłoby bardzo kosztowne czasowo.<office:annotation><dc:creator>Zbigniew Tadeusz Manasterski</dc:creator><dc:date>2013-02-07T23:03:44.76</dc:date><text:p text:style-name="P34"><text:span text:style-name="T31">Wstawić odwołanie do rozdziału lub bibliografii, gdzie będą przeprowadzone podobne eksperymenty, uzasadnienie dlaczego to będzie kosztowne.</text:span></text:p></office:annotation> </text:p>
      <text:h text:style-name="Heading_20_2" text:outline-level="2">Sposoby reprezentacji grup</text:h>
      <text:p text:style-name="Text_20_body"><text:tab/>W programach, które mają za zadanie podzielić pewien zbiór danych na grupy, taki podział stanowi produkt wyjściowy. Rezultat działania takiego programu daje pojęcie o rozłączności danych, o ich gęstości, czy przydatne byłoby użycie grupowania z nadzorem, który założyłby pewną liczbę grup w zbiorze danych. Podział na grupy powinien być zapisany w taki sposób, żeby nie zajmował dużo pamięci i był łatwy do interpretacji przez programy, które potem analizują i prezentują takie wyniki. Pomimo istotnej wagi zagadnienia reprezentacji wyników grupowania, temat ten nie był <office:annotation><dc:creator>Zbigniew Tadeusz Manasterski</dc:creator><dc:date>2013-03-10T10:10:29.76</dc:date><text:p text:style-name="P34"><text:span text:style-name="T30">Jain 5.6</text:span></text:p></office:annotation>przedmiotem wnikliwych badań. Spośród istniejących rozważań warto rozpatrzyć następujące:</text:p>
      <text:list xml:id="list40485205" text:style-name="L12">
        <text:list-item>
          <text:p text:style-name="P25"><text:soft-page-break/>Reprezentowanie grupy punktów poprzez środek tej grupy (<text:sequence-ref text:reference-format="category-and-value" text:ref-name="refDrawing5">Rysunek 5</text:sequence-ref>) lub przez zbiór najbardziej odległych od siebie punktów (<text:sequence-ref text:reference-format="category-and-value" text:ref-name="refDrawing4">Rysunek 6</text:sequence-ref>).</text:p>
        </text:list-item>
      </text:list>
      <text:p text:style-name="Text_20_body"><draw:frame draw:style-name="fr1" draw:name="Ramka7" text:anchor-type="paragraph" svg:x="1.367cm" svg:y="0.046cm" svg:width="5.955cm" draw:z-index="14"><draw:text-box fo:min-height="5.135cm"><text:p text:style-name="Drawing"><draw:frame draw:style-name="fr3" draw:name="Obiekt12" text:anchor-type="paragraph" svg:x="0cm" svg:y="0cm" svg:width="5.955cm" style:rel-width="100%" svg:height="5.135cm" style:rel-height="scale" draw:z-index="15"><draw:object xlink:href="./Object 12" xlink:type="simple" xlink:show="embed" xlink:actuate="onLoad"/><draw:image xlink:href="./ObjectReplacements/Object 12" xlink:type="simple" xlink:show="embed" xlink:actuate="onLoad"/></draw:frame>Rysunek <text:sequence text:ref-name="refDrawing4" text:name="Drawing" text:formula="ooow:Drawing+1" style:num-format="1">6</text:sequence>: Okręgiem zostały zakreślone najbardziej odległe od siebie punkty - stanowiące reprezentację przedstawionej grupy.</text:p></draw:text-box></draw:frame><draw:frame draw:style-name="fr1" draw:name="Ramka6" text:anchor-type="paragraph" svg:x="8.419cm" svg:y="-0.021cm" svg:width="5.928cm" draw:z-index="16"><draw:text-box fo:min-height="4.976cm"><text:p text:style-name="Drawing"><draw:frame draw:style-name="fr4" draw:name="Obiekt10" text:anchor-type="paragraph" svg:x="0.004cm" svg:y="0.002cm" svg:width="5.928cm" style:rel-width="100%" svg:height="4.976cm" style:rel-height="scale" draw:z-index="17"><draw:object xlink:href="./Object 10" xlink:type="simple" xlink:show="embed" xlink:actuate="onLoad"/><draw:image xlink:href="./ObjectReplacements/Object 10" xlink:type="simple" xlink:show="embed" xlink:actuate="onLoad"/></draw:frame>Rysunek <text:sequence text:ref-name="refDrawing5" text:name="Drawing" text:formula="ooow:Drawing+1" style:num-format="1">5</text:sequence>: Okręgiem został zaznaczony punkt będący środkiem grupy.</text:p></draw:text-box></draw:frame> </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30739460" text:continue-numbering="true" text:style-name="L12">
        <text:list-item>
          <text:p text:style-name="P25">Reprezentacja grup poprzez węzły w drzewie klasyfikacji (<text:sequence-ref text:reference-format="category-and-value" text:ref-name="refDrawing6">Rysunek 7</text:sequence-ref>).</text:p>
        </text:list-item>
        <text:list-item>
          <text:p text:style-name="P25"><draw:frame draw:style-name="fr1" draw:name="Ramka8" text:anchor-type="paragraph" svg:x="0.217cm" svg:y="-0.266cm" svg:width="16.644cm" draw:z-index="19"><draw:text-box fo:min-height="13.892cm"><text:p text:style-name="Drawing"><draw:frame draw:style-name="fr4" draw:name="Obiekt13" text:anchor-type="paragraph" svg:x="0.004cm" svg:y="0.002cm" svg:width="16.644cm" style:rel-width="100%" svg:height="13.892cm" style:rel-height="scale" draw:z-index="20"><draw:object xlink:href="./Object 13" xlink:type="simple" xlink:show="embed" xlink:actuate="onLoad"/><draw:image xlink:href="./ObjectReplacements/Object 13" xlink:type="simple" xlink:show="embed" xlink:actuate="onLoad"/></draw:frame>Rysunek <text:sequence text:ref-name="refDrawing6" text:name="Drawing" text:formula="ooow:Drawing+1" style:num-format="1">7</text:sequence>: Przykładowy podział na grupy i drzewo klasyfikacji</text:p></draw:text-box></draw:frame><text:soft-page-break/>Reprezentacja poprzez ciąg koniunkcji wyrażeń logicznych opisujących każdą grupę. Na przykład opisując podział z rysunku <text:sequence-ref text:reference-format="category-and-value" text:ref-name="refDrawing6">Rysunek 7</text:sequence-ref> uzyskalibyśmy następujący ciąg:</text:p>
        </text:list-item>
      </text:list>
      <text:p text:style-name="Text_20_body"><text:tab/><draw:frame draw:style-name="fr6" draw:name="Obiekt14" text:anchor-type="as-char" svg:width="13.892cm" svg:height="0.482cm" draw:z-index="21"><draw:object xlink:href="./Object 14" xlink:type="simple" xlink:show="embed" xlink:actuate="onLoad"/><draw:image xlink:href="./ObjectReplacements/Object 14" xlink:type="simple" xlink:show="embed" xlink:actuate="onLoad"/></draw:frame></text:p>
      <text:p text:style-name="Text_20_body"><text:tab/>Każdy element z powyższego wyrażenia stanowi opis poszczególnej gałęzi z drzewa zaprezentowanego na rysunku <text:sequence-ref text:reference-format="category-and-value" text:ref-name="refDrawing6">Rysunek 7</text:sequence-ref>. Ważnym ograniczeniem dla tego sposobu reprezentacji grup jest fakt, że da się w ten sposób opisać jedynie grupy izotropowe lub prostokątne w swojej przestrzeni cech.</text:p>
      <text:p text:style-name="Text_20_body"><text:tab/>Najpopularniejszym sposobem reprezentacji grup jest użycie środków. Dobrze się to sprawdza dla grup zwartych oraz dla grup jednorodnych (izotropowych). Jednak dla grup rozciągniętych lub nie-izotropowych taka reprezentacja zawodzi. Praktyka pokazuje, że lepiej użyć kolekcji punktów granicznych (najbardziej odległych). Oczywiście liczba punktów wykorzystanych do reprezentacji grupy rośnie wraz ze skomplikowaniem kształtu reprezentowanej grupy.</text:p>
      <text:p text:style-name="Text_20_body"><text:tab/>Reprezentacja danych jest istotnym zagadnieniem związanym z użyteczności algorytmów grupowania, ponieważ:</text:p>
      <text:list xml:id="list40483341" text:style-name="L13">
        <text:list-item>
          <text:p text:style-name="P26">Może zapewnić prosty i intuicyjny opis grup, łatwy do zrozumienia przez ludzi. Niektóre sposoby grupowania zapewniają wyprodukowanie takiej reprezentacji bez żadnego dodatkowego kroku.</text:p>
        </text:list-item>
        <text:list-item>
          <text:p text:style-name="P26">Może pomóc w przeprowadzeniu stratnej kompresji danych, co zostało zaprezentowane na <text:sequence-ref text:reference-format="category-and-value" text:ref-name="refDrawing7">Rysunek 8</text:sequence-ref>. Otrzymane za pomocą grupowania np. algorytmem k-średnich grupy mogą być reprezentowane przez ich środki.</text:p>
        </text:list-item>
      </text:list>
      <text:p text:style-name="Text_20_body"><draw:frame draw:style-name="fr1" draw:name="Ramka9" text:anchor-type="paragraph" svg:x="1.125cm" svg:y="-0.079cm" svg:width="14.104cm" draw:z-index="22"><draw:text-box fo:min-height="6.008cm"><text:p text:style-name="Drawing"><draw:frame draw:style-name="fr7" draw:name="Obiekt15" text:anchor-type="paragraph" svg:x="0.004cm" svg:y="0.002cm" svg:width="14.104cm" style:rel-width="100%" svg:height="6.008cm" style:rel-height="scale" draw:z-index="23"><draw:object xlink:href="./Object 15" xlink:type="simple" xlink:show="embed" xlink:actuate="onLoad"/><draw:image xlink:href="./ObjectReplacements/Object 15" xlink:type="simple" xlink:show="embed" xlink:actuate="onLoad"/></draw:frame>Rysunek <text:sequence text:ref-name="refDrawing7" text:name="Drawing" text:formula="ooow:Drawing+1" style:num-format="1">8</text:sequence>: Lewy wykres przedstawia zgrupowane dane przed kompresją, prawy po kompresji.</text:p></draw:text-box></draw:frame></text:p>
      <text:list xml:id="list30728438" text:continue-numbering="true" text:style-name="L13">
        <text:list-item>
          <text:p text:style-name="P26">Może przyspieszyć proces podejmowania decyzji i wyszukiwania danych. Po wykonaniu <text:soft-page-break/>grupowania wyszukiwanie można przeprowadzać na uzyskanych środkach grup, i dopiero otrzymując potencjalnie interesujące grupy, można przeglądać ich zawartość.</text:p>
        </text:list-item>
      </text:list>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HelveticaNeue-Bold" svg:font-family="HelveticaNeue-Bold"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master-page-name="">
      <style:paragraph-properties fo:margin-top="0.499cm" fo:margin-bottom="0.499cm" fo:line-height="150%" style:page-number="auto" fo:break-before="page"/>
      <style:text-properties fo:font-size="115%" fo:font-weight="bold" style:font-size-asian="115%" style:font-weight-asian="bold" style:font-size-complex="115%" style:font-weight-complex="bold"/>
    </style:style>
    <style:style style:name="Default" style:family="paragraph" style:parent-style-name="Standard" style:master-page-name="">
      <style:paragraph-properties fo:text-align="start" style:justify-single-word="false" fo:hyphenation-ladder-count="no-limit" style:page-number="auto" style:text-autospace="none"/>
      <style:text-properties fo:color="#000000" style:font-name="Times New Roman1" fo:font-size="12pt" style:font-name-asian="Times New Roman1" style:font-size-asian="12pt" style:font-name-complex="Times New Roman1" style:font-size-complex="12pt" fo:hyphenate="true" fo:hyphenation-remain-char-count="2" fo:hyphenation-push-char-count="2"/>
    </style:style>
    <style:style style:name="Heading_20_2" style:display-name="Heading 2" style:family="paragraph" style:parent-style-name="Header" style:next-style-name="Text_20_body" style:default-outline-level="2" style:class="text">
      <style:paragraph-properties fo:margin-top="0.499cm" fo:margin-bottom="0.499cm" fo:line-height="150%"/>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paragraph-properties fo:margin-top="0.499cm" fo:margin-bottom="0.499cm"/>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6DT4H37M28S</meta:editing-duration>
    <meta:editing-cycles>294</meta:editing-cycles>
    <meta:generator>LibreOffice/3.4$Win32 LibreOffice_project/340m1$Build-302</meta:generator>
    <dc:date>2013-05-11T10:58:47.06</dc:date>
    <dc:creator>Zbigniew Tadeusz Manasterski</dc:creator>
    <meta:document-statistic meta:table-count="1" meta:image-count="0" meta:object-count="15" meta:page-count="17" meta:paragraph-count="164" meta:word-count="4272" meta:character-count="32132" meta:non-whitespace-character-count="28009"/>
    <meta:user-defined meta:name="Info 1"/>
    <meta:user-defined meta:name="Info 2"/>
    <meta:user-defined meta:name="Info 3"/>
    <meta:user-defined meta:name="Info 4"/>
  </office:meta>
</office:document-meta>
</file>

<file path=Object 1/content.xml><?xml version="1.0" encoding="utf-8"?>
<math xmlns="http://www.w3.org/1998/Math/MathML">
  <semantics>
    <mrow>
      <mrow>
        <msup>
          <mi>e</mi>
          <mrow>
            <mn>2</mn>
          </mrow>
        </msup>
      </mrow>
      <mrow>
        <mrow>
          <mo stretchy="false">(</mo>
          <mrow>
            <mi>H</mi>
            <mi>,</mi>
            <mi>L</mi>
          </mrow>
          <mo stretchy="false">)</mo>
        </mrow>
        <mo stretchy="false">=</mo>
        <mrow>
          <munderover>
            <mo stretchy="false">∑</mo>
            <mrow>
              <mrow>
                <mi>j</mi>
                <mo stretchy="false">=</mo>
                <mn>1</mn>
              </mrow>
            </mrow>
            <mrow>
              <mi>K</mi>
            </mrow>
          </munderover>
          <mrow>
            <munderover>
              <mo stretchy="false">∑</mo>
              <mrow>
                <mrow>
                  <mi>i</mi>
                  <mo stretchy="false">=</mo>
                  <mn>1</mn>
                </mrow>
              </mrow>
              <mrow>
                <msub>
                  <mi>n</mi>
                  <mrow>
                    <mi>j</mi>
                  </mrow>
                </msub>
              </mrow>
            </munderover>
            <msup>
              <mrow>
                <mo stretchy="false">∥</mo>
                <mrow>
                  <mrow>
                    <msubsup>
                      <mi>x</mi>
                      <mrow>
                        <mi>i</mi>
                      </mrow>
                      <mrow>
                        <mrow>
                          <mo stretchy="false">(</mo>
                          <mrow>
                            <mi>j</mi>
                          </mrow>
                          <mo stretchy="false">)</mo>
                        </mrow>
                      </mrow>
                    </msubsup>
                    <mo stretchy="false">−</mo>
                    <msub>
                      <mi>c</mi>
                      <mrow>
                        <mi>j</mi>
                      </mrow>
                    </msub>
                  </mrow>
                </mrow>
                <mo stretchy="false">∥</mo>
              </mrow>
              <mrow>
                <mn>2</mn>
              </mrow>
            </msup>
          </mrow>
        </mrow>
      </mrow>
    </mrow>
    <annotation encoding="StarMath 5.0">{e^{2}}(H, L) = sum from{j=1} to{K} sum from{i=1} to{n_{j}} ldline x_{i}^{(j)} - c_{j} rdline ^{2}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2.3cm" svg:y1="6cm" svg:x2="2.3cm" svg:y2="1.5cm">
          <text:p/>
        </draw:line>
        <draw:line draw:style-name="gr1" draw:text-style-name="P1" draw:layer="layout" svg:x1="2.3cm" svg:y1="6cm" svg:x2="7.2cm" svg:y2="6cm">
          <text:p/>
        </draw:line>
        <draw:frame draw:style-name="gr2" draw:layer="layout" svg:width="0.68cm" svg:height="0.963cm" svg:x="3.3cm" svg:y="2.7cm">
          <draw:text-box>
            <text:p>.</text:p>
          </draw:text-box>
        </draw:frame>
        <draw:frame draw:style-name="gr2" draw:layer="layout" svg:width="0.68cm" svg:height="0.963cm" svg:x="4.8cm" svg:y="2.5cm">
          <draw:text-box>
            <text:p>.</text:p>
          </draw:text-box>
        </draw:frame>
        <draw:frame draw:style-name="gr2" draw:layer="layout" svg:width="0.68cm" svg:height="0.963cm" svg:x="3.7cm" svg:y="4.5cm">
          <draw:text-box>
            <text:p>.</text:p>
          </draw:text-box>
        </draw:frame>
        <draw:frame draw:style-name="gr2" draw:layer="layout" svg:width="0.68cm" svg:height="0.963cm" svg:x="5.8cm" svg:y="4.9cm">
          <draw:text-box>
            <text:p>.</text:p>
          </draw:text-box>
        </draw:frame>
        <draw:frame draw:style-name="gr2" draw:layer="layout" svg:width="0.68cm" svg:height="0.963cm" svg:x="4.62cm" svg:y="3.8cm">
          <draw:text-box>
            <text:p>.</text:p>
          </draw:text-box>
        </draw:frame>
        <draw:custom-shape draw:style-name="gr3" draw:text-style-name="P1" draw:layer="layout" svg:width="0.4cm" svg:height="0.5cm" svg:x="4.8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fo:min-height="0cm" fo:min-width="0cm"/>
    </style:style>
    <style:style style:name="gr4" style:family="graphic" style:parent-style-name="standard">
      <style:graphic-properties svg:stroke-color="#00ff00" draw:fill="none" draw:textarea-horizontal-align="justify" draw:textarea-vertical-align="middle" draw:auto-grow-height="false"/>
    </style:style>
    <style:style style:name="gr5" style:family="graphic" style:parent-style-name="standard">
      <style:graphic-properties svg:stroke-color="#ff0000" draw:fill="none" draw:textarea-horizontal-align="justify" draw:textarea-vertical-align="middle" draw:auto-grow-height="fals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1.8cm" svg:y1="8.7cm" svg:x2="1.8cm" svg:y2="1.9cm">
          <text:p/>
        </draw:line>
        <draw:line draw:style-name="gr1" draw:text-style-name="P1" draw:layer="layout" svg:x1="1.8cm" svg:y1="8.7cm" svg:x2="13.6cm" svg:y2="8.7cm">
          <text:p/>
        </draw:line>
        <draw:frame draw:style-name="gr2" draw:layer="layout" svg:width="0.964cm" svg:height="0.963cm" svg:x="4.4cm" svg:y="3.7cm">
          <draw:text-box>
            <text:p>.<text:span text:style-name="T1">A</text:span></text:p>
          </draw:text-box>
        </draw:frame>
        <draw:frame draw:style-name="gr2" draw:layer="layout" svg:width="0.985cm" svg:height="0.963cm" svg:x="7.7cm" svg:y="3.7cm">
          <draw:text-box>
            <text:p>.<text:span text:style-name="T1">C</text:span></text:p>
          </draw:text-box>
        </draw:frame>
        <draw:frame draw:style-name="gr2" draw:layer="layout" svg:width="0.938cm" svg:height="0.963cm" svg:x="5.6cm" svg:y="5.337cm">
          <draw:text-box>
            <text:p>.<text:span text:style-name="T1">F</text:span></text:p>
          </draw:text-box>
        </draw:frame>
        <draw:frame draw:style-name="gr2" draw:layer="layout" svg:width="0.892cm" svg:height="0.963cm" svg:x="8cm" svg:y="6cm">
          <draw:text-box>
            <text:p>.<text:span text:style-name="T1">J</text:span></text:p>
          </draw:text-box>
        </draw:frame>
        <draw:frame draw:style-name="gr2" draw:layer="layout" svg:width="0.985cm" svg:height="0.963cm" svg:x="7.2cm" svg:y="4.9cm">
          <draw:text-box>
            <text:p>.<text:span text:style-name="T1">H</text:span></text:p>
          </draw:text-box>
        </draw:frame>
        <draw:frame draw:style-name="gr2" draw:layer="layout" svg:width="1.01cm" svg:height="0.963cm" svg:x="6.4cm" svg:y="5cm">
          <draw:text-box>
            <text:p>.<text:span text:style-name="T1">G</text:span></text:p>
          </draw:text-box>
        </draw:frame>
        <draw:frame draw:style-name="gr2" draw:layer="layout" svg:width="0.964cm" svg:height="0.963cm" svg:x="4.5cm" svg:y="5.3cm">
          <draw:text-box>
            <text:p>.<text:span text:style-name="T1">E</text:span></text:p>
          </draw:text-box>
        </draw:frame>
        <draw:frame draw:style-name="gr2" draw:layer="layout" svg:width="0.964cm" svg:height="0.963cm" svg:x="5.8cm" svg:y="3.9cm">
          <draw:text-box>
            <text:p>.<text:span text:style-name="T1">B</text:span></text:p>
          </draw:text-box>
        </draw:frame>
        <draw:frame draw:style-name="gr2" draw:layer="layout" svg:width="0.799cm" svg:height="0.963cm" svg:x="6.8cm" svg:y="6.6cm">
          <draw:text-box>
            <text:p>.<text:span text:style-name="T1">I</text:span></text:p>
          </draw:text-box>
        </draw:frame>
        <draw:frame draw:style-name="gr2" draw:layer="layout" svg:width="0.985cm" svg:height="0.963cm" svg:x="3.6cm" svg:y="5.8cm">
          <draw:text-box>
            <text:p>.<text:span text:style-name="T1">D</text:span></text:p>
          </draw:text-box>
        </draw:frame>
        <draw:custom-shape draw:style-name="gr3" draw:text-style-name="P1" draw:layer="layout" svg:width="5.6cm" svg:height="4.2cm" svg:x="3.3cm" svg:y="3.6cm">
          <text:p/>
          <draw:enhanced-geometry svg:viewBox="0 0 21600 21600" draw:type="rectangle" draw:enhanced-path="M 0 0 L 21600 0 21600 21600 0 21600 0 0 Z N"/>
        </draw:custom-shape>
        <draw:custom-shape draw:style-name="gr4" draw:text-style-name="P1" draw:layer="layout" svg:width="5.6cm" svg:height="5.6cm" svg:x="3.4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7.7cm" svg:height="4.3cm" svg:x="2.4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4"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2.3cm" svg:y1="6cm" svg:x2="7.2cm" svg:y2="6cm">
          <text:p/>
        </draw:line>
        <draw:frame draw:style-name="gr2" draw:layer="layout" svg:width="0.68cm" svg:height="0.963cm" svg:x="3.9cm" svg:y="2.8cm">
          <draw:text-box>
            <text:p>.</text:p>
          </draw:text-box>
        </draw:frame>
        <draw:frame draw:style-name="gr3" draw:layer="layout" svg:width="0.68cm" svg:height="0.963cm" svg:x="5.518cm" svg:y="2.237cm">
          <draw:text-box>
            <text:p>.</text:p>
          </draw:text-box>
        </draw:frame>
        <draw:frame draw:style-name="gr2" draw:layer="layout" svg:width="0.68cm" svg:height="0.963cm" svg:x="3.02cm" svg:y="3.9cm">
          <draw:text-box>
            <text:p>.</text:p>
          </draw:text-box>
        </draw:frame>
        <draw:frame draw:style-name="gr2" draw:layer="layout" svg:width="0.68cm" svg:height="0.963cm" svg:x="4.3cm" svg:y="3.4cm">
          <draw:text-box>
            <text:p>.</text:p>
          </draw:text-box>
        </draw:frame>
        <draw:frame draw:style-name="gr2" draw:layer="layout" svg:width="0.68cm" svg:height="0.963cm" svg:x="5.3cm" svg:y="4.637cm">
          <draw:text-box>
            <text:p>.</text:p>
          </draw:text-box>
        </draw:frame>
        <draw:line draw:style-name="gr1" draw:text-style-name="P1" draw:layer="layout" svg:x1="2.3cm" svg:y1="6cm" svg:x2="2.3cm" svg:y2="1.5cm">
          <text:p/>
        </draw:line>
        <draw:custom-shape draw:style-name="gr4" draw:text-style-name="P1" draw:layer="layout" svg:width="0.6cm" svg:height="0.6cm" svg:x="5.5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4cm" svg:height="0.4cm" svg:x="3.1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5cm" svg:height="0.5cm" svg:x="5.4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stroke="dash" draw:stroke-dash="Fine_20_Dashed"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frame draw:style-name="gr1" draw:text-style-name="P1" draw:layer="layout" svg:width="14.897cm" svg:height="7.752cm" svg:x="0.303cm" svg:y="0.348cm">
          <draw:image xlink:href="Pictures/100002010000023300000125ECFBB86B.png" xlink:type="simple" xlink:show="embed" xlink:actuate="onLoad">
            <text:p/>
          </draw:image>
        </draw:frame>
        <draw:line draw:style-name="gr2" draw:text-style-name="P1" draw:layer="layout" svg:x1="1.1cm" svg:y1="7.2cm" svg:x2="1.1cm" svg:y2="0cm">
          <text:p/>
        </draw:line>
        <draw:line draw:style-name="gr2" draw:text-style-name="P1" draw:layer="layout" svg:x1="1cm" svg:y1="7.2cm" svg:x2="15.4cm" svg:y2="7.2cm">
          <text:p/>
        </draw:line>
        <draw:line draw:style-name="gr3" draw:text-style-name="P1" draw:layer="layout" svg:x1="8cm" svg:y1="7.2cm" svg:x2="8cm" svg:y2="0.6cm">
          <text:p/>
        </draw:line>
        <draw:line draw:style-name="gr3" draw:text-style-name="P1" draw:layer="layout" svg:x1="14.8cm" svg:y1="3.9cm" svg:x2="8cm" svg:y2="3.9cm">
          <text:p/>
        </draw:line>
        <draw:frame draw:style-name="gr4" draw:layer="layout" svg:width="0.925cm" svg:height="0.963cm" svg:x="-0.08cm" svg:y="0.052cm">
          <draw:text-box>
            <text:p>Y</text:p>
          </draw:text-box>
        </draw:frame>
        <draw:frame draw:style-name="gr4" draw:layer="layout" svg:width="0.921cm" svg:height="0.963cm" svg:x="14.4cm" svg:y="7.8cm">
          <draw:text-box>
            <text:p>X</text:p>
          </draw:text-box>
        </draw:frame>
        <draw:line draw:style-name="gr5" draw:text-style-name="P1" draw:layer="layout" svg:x1="4.49cm" svg:y1="9.475cm" svg:x2="1.89cm" svg:y2="12.975cm">
          <text:p/>
        </draw:line>
        <draw:frame draw:style-name="gr4" draw:text-style-name="P2" draw:layer="layout" svg:width="1.857cm" svg:height="0.725cm" svg:x="1.89cm" svg:y="10.175cm">
          <draw:text-box>
            <text:p><text:span text:style-name="T1">X &lt; 4,5</text:span></text:p>
          </draw:text-box>
        </draw:frame>
        <draw:frame draw:style-name="gr6" draw:text-style-name="P2" draw:layer="layout" svg:width="2.297cm" svg:height="0.8cm" svg:x="1cm" svg:y="12.9cm">
          <draw:text-box>
            <text:p><text:span text:style-name="T1">niebieska</text:span></text:p>
          </draw:text-box>
        </draw:frame>
        <draw:line draw:style-name="gr5" draw:text-style-name="P1" draw:layer="layout" svg:x1="4.49cm" svg:y1="9.475cm" svg:x2="8.89cm" svg:y2="13.075cm">
          <text:p/>
        </draw:line>
        <draw:line draw:style-name="gr5" draw:text-style-name="P1" draw:layer="layout" svg:x1="6.79cm" svg:y1="11.375cm" svg:x2="5.19cm" svg:y2="13.375cm">
          <text:p/>
        </draw:line>
        <draw:frame draw:style-name="gr4" draw:text-style-name="P2" draw:layer="layout" svg:width="1.848cm" svg:height="0.725cm" svg:x="4.29cm" svg:y="11.875cm">
          <draw:text-box>
            <text:p><text:span text:style-name="T1">Y &lt; 1,5</text:span></text:p>
          </draw:text-box>
        </draw:frame>
        <draw:frame draw:style-name="gr4" draw:text-style-name="P2" draw:layer="layout" svg:width="1.857cm" svg:height="0.725cm" svg:x="5.99cm" svg:y="9.975cm">
          <draw:text-box>
            <text:p><text:span text:style-name="T1">X &gt; 4,5</text:span></text:p>
          </draw:text-box>
        </draw:frame>
        <draw:frame draw:style-name="gr4" draw:text-style-name="P2" draw:layer="layout" svg:width="1.848cm" svg:height="0.725cm" svg:x="8.09cm" svg:y="11.675cm">
          <draw:text-box>
            <text:p><text:span text:style-name="T1">Y &gt; 1,5</text:span></text:p>
          </draw:text-box>
        </draw:frame>
        <draw:frame draw:style-name="gr4" draw:text-style-name="P2" draw:layer="layout" svg:width="1.395cm" svg:height="0.725cm" svg:x="4.395cm" svg:y="13.375cm">
          <draw:text-box>
            <text:p><text:span text:style-name="T1">żółta</text:span></text:p>
          </draw:text-box>
        </draw:frame>
        <draw:frame draw:style-name="gr4" draw:text-style-name="P2" draw:layer="layout" svg:width="2.31cm" svg:height="0.725cm" svg:x="7.69cm" svg:y="13.175cm">
          <draw:text-box>
            <text:p><text:span text:style-name="T1">czerwona</text:span></text:p>
          </draw:text-box>
        </draw:frame>
        <draw:frame draw:style-name="gr4" draw:text-style-name="P2" draw:layer="layout" svg:width="7.792cm" svg:height="0.725cm" svg:x="1.4cm" svg:y="8.8cm">
          <draw:text-box>
            <text:p><text:span text:style-name="T1">Reprezentacja grup z użyciem drzewa:</text:span></text:p>
          </draw:text-box>
        </draw:frame>
      </draw:page>
    </office:graphics>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4/content.xml><?xml version="1.0" encoding="utf-8"?>
<math xmlns="http://www.w3.org/1998/Math/MathML">
  <semantics>
    <mrow>
      <mi mathvariant="italic">niebieska</mi>
      <mi mathvariant="normal">:</mi>
      <mrow>
        <mo stretchy="false">[</mo>
        <mrow>
          <mrow>
            <mi>X</mi>
            <mo stretchy="false">&lt;</mo>
            <mn>4,5</mn>
          </mrow>
        </mrow>
        <mo stretchy="false">]</mo>
      </mrow>
      <mi>;</mi>
      <mi mathvariant="italic">czerwona</mi>
      <mi mathvariant="normal">:</mi>
      <mrow>
        <mrow>
          <mrow>
            <mo stretchy="false">[</mo>
            <mrow>
              <mrow>
                <mi>X</mi>
                <mo stretchy="false">&gt;</mo>
                <mn>4,5</mn>
              </mrow>
            </mrow>
            <mo stretchy="false">]</mo>
          </mrow>
        </mrow>
        <mo stretchy="false">∧</mo>
        <mrow>
          <mrow>
            <mo stretchy="false">[</mo>
            <mrow>
              <mrow>
                <mi>Y</mi>
                <mo stretchy="false">&gt;</mo>
                <mn>1,5</mn>
              </mrow>
            </mrow>
            <mo stretchy="false">]</mo>
          </mrow>
        </mrow>
      </mrow>
      <mi>;</mi>
      <mi mathvariant="italic">żółta</mi>
      <mi mathvariant="normal">:</mi>
      <mrow>
        <mrow>
          <mrow>
            <mo stretchy="false">[</mo>
            <mrow>
              <mrow>
                <mi>X</mi>
                <mo stretchy="false">&gt;</mo>
                <mn>4,5</mn>
              </mrow>
            </mrow>
            <mo stretchy="false">]</mo>
          </mrow>
        </mrow>
        <mo stretchy="false">∧</mo>
        <mrow>
          <mrow>
            <mo stretchy="false">[</mo>
            <mrow>
              <mrow>
                <mi>Y</mi>
                <mo stretchy="false">&lt;</mo>
                <mn>1,5</mn>
              </mrow>
            </mrow>
            <mo stretchy="false">]</mo>
          </mrow>
        </mrow>
      </mrow>
      <mi>;</mi>
    </mrow>
    <annotation encoding="StarMath 5.0">niebieska: [X &lt; 4,5 ]; czerwona: {[X &gt; 4,5]} and {[Y &gt; 1,5]}; żółta: {[X &gt; 4,5]} and {[Y &lt; 1,5]};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ize="8pt" style:font-size-asian="8pt" style:font-size-complex="8pt"/>
    </style:style>
    <style:style style:name="P3" style:family="paragraph">
      <style:paragraph-properties fo:text-align="center"/>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1.5cm" svg:y1="6.7cm" svg:x2="1.5cm" svg:y2="1.4cm">
          <text:p/>
        </draw:line>
        <draw:line draw:style-name="gr1" draw:text-style-name="P1" draw:layer="layout" svg:x1="1.5cm" svg:y1="6.7cm" svg:x2="6.4cm" svg:y2="6.7cm">
          <text:p/>
        </draw:line>
        <draw:frame draw:style-name="gr2" draw:text-style-name="P2" draw:layer="layout" svg:width="1.031cm" svg:height="0.887cm" svg:x="2.1cm" svg:y="2.4cm">
          <draw:text-box>
            <text:p><text:span text:style-name="T1">11 1</text:span></text:p>
            <text:p><text:span text:style-name="T1">1 11</text:span></text:p>
          </draw:text-box>
        </draw:frame>
        <draw:frame draw:style-name="gr2" draw:text-style-name="P2" draw:layer="layout" svg:width="1.683cm" svg:height="1.205cm" svg:x="3.1cm" svg:y="3.1cm">
          <draw:text-box>
            <text:p text:style-name="P2">22 22 2</text:p>
            <text:p text:style-name="P2">2 22 2 22</text:p>
            <text:p text:style-name="P2"><text:s text:c="2"/>2 2 2 2 </text:p>
          </draw:text-box>
        </draw:frame>
        <draw:frame draw:style-name="gr2" draw:text-style-name="P2" draw:layer="layout" svg:width="1.366cm" svg:height="0.887cm" svg:x="2.4cm" svg:y="4.5cm">
          <draw:text-box>
            <text:p text:style-name="P2">3 33 3</text:p>
            <text:p text:style-name="P2">33 333</text:p>
          </draw:text-box>
        </draw:frame>
        <draw:frame draw:style-name="gr2" draw:text-style-name="P2" draw:layer="layout" svg:width="1.289cm" svg:height="1.205cm" svg:x="4cm" svg:y="5.3cm">
          <draw:text-box>
            <text:p text:style-name="P2">4 44</text:p>
            <text:p text:style-name="P2">4 44 4</text:p>
            <text:p text:style-name="P2"><text:s/>4444</text:p>
          </draw:text-box>
        </draw:frame>
        <draw:custom-shape draw:style-name="gr3" draw:text-style-name="P3" draw:layer="layout" svg:width="0.8cm" svg:height="0.8cm" svg:x="2.2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6cm" svg:height="1.2cm" svg:x="3.1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1cm" svg:height="0.7cm" svg:x="2.5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2cm" svg:height="0.9cm" svg:x="4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3" draw:layer="layout" svg:x1="7.1cm" svg:y1="6.7cm" svg:x2="7.1cm" svg:y2="1.4cm">
          <text:p/>
        </draw:line>
        <draw:line draw:style-name="gr1" draw:text-style-name="P3" draw:layer="layout" svg:x1="7.1cm" svg:y1="6.7cm" svg:x2="12.3cm" svg:y2="6.7cm">
          <text:p/>
        </draw:line>
        <draw:frame draw:style-name="gr2" draw:text-style-name="P2" draw:layer="layout" svg:width="0.659cm" svg:height="0.569cm" svg:x="8.1cm" svg:y="2.7cm">
          <draw:text-box>
            <text:p text:style-name="P2">1</text:p>
          </draw:text-box>
        </draw:frame>
        <draw:frame draw:style-name="gr2" draw:text-style-name="P2" draw:layer="layout" svg:width="0.659cm" svg:height="0.569cm" svg:x="9.5cm" svg:y="3.231cm">
          <draw:text-box>
            <text:p text:style-name="P2">2</text:p>
          </draw:text-box>
        </draw:frame>
        <draw:frame draw:style-name="gr2" draw:text-style-name="P2" draw:layer="layout" svg:width="0.659cm" svg:height="0.569cm" svg:x="8.441cm" svg:y="4.6cm">
          <draw:text-box>
            <text:p text:style-name="P2">3</text:p>
          </draw:text-box>
        </draw:frame>
        <draw:frame draw:style-name="gr2" draw:text-style-name="P2" draw:layer="layout" svg:width="0.659cm" svg:height="0.569cm" svg:x="10.1cm" svg:y="5.6cm">
          <draw:text-box>
            <text:p text:style-name="P2">4</text:p>
          </draw:text-box>
        </draw:frame>
      </draw:page>
    </office:graphics>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measurelines" svg:x1="2.1cm" svg:y1="7.8cm" svg:x2="9.6cm" svg:y2="7.8cm">
          <text:p/>
        </draw:line>
        <draw:line draw:style-name="gr1" draw:text-style-name="P1" draw:layer="measurelines" svg:x1="2.1cm" svg:y1="7.8cm" svg:x2="2.1cm" svg:y2="1.8cm">
          <text:p/>
        </draw:line>
        <draw:frame draw:style-name="gr2" draw:text-style-name="P2" draw:layer="controls" svg:width="1.383cm" svg:height="2.477cm" svg:x="2.6cm" svg:y="3.8cm">
          <draw:text-box>
            <text:p><text:span text:style-name="T1">11 1 1</text:span></text:p>
            <text:p><text:span text:style-name="T1">111 1 </text:span></text:p>
            <text:p><text:span text:style-name="T1">1 1 <text:s/>11</text:span></text:p>
            <text:p><text:span text:style-name="T1"><text:s text:c="2"/></text:span><text:span text:style-name="T1">1 1</text:span></text:p>
            <text:p><text:span text:style-name="T1">1 <text:s/>111</text:span></text:p>
            <text:p><text:span text:style-name="T1">1 <text:s/>1111</text:span></text:p>
            <text:p><text:span text:style-name="T1">111 <text:s/>1</text:span></text:p>
          </draw:text-box>
        </draw:frame>
        <draw:frame draw:style-name="gr2" draw:text-style-name="P2" draw:layer="controls" svg:width="1.349cm" svg:height="1.205cm" svg:x="3.5cm" svg:y="3.7cm">
          <draw:text-box>
            <text:p><text:span text:style-name="T1">11 <text:s/>1 </text:span></text:p>
            <text:p><text:span text:style-name="T1">1 <text:s/>1 11</text:span></text:p>
            <text:p><text:span text:style-name="T1"><text:s/></text:span><text:span text:style-name="T1">1 <text:s/>11</text:span></text:p>
          </draw:text-box>
        </draw:frame>
        <draw:frame draw:style-name="gr2" draw:text-style-name="P2" draw:layer="controls" svg:width="1.603cm" svg:height="0.569cm" svg:x="4.1cm" svg:y="4.8cm">
          <draw:text-box>
            <text:p><text:span text:style-name="T1">**********</text:span></text:p>
          </draw:text-box>
        </draw:frame>
        <draw:frame draw:style-name="gr2" draw:text-style-name="P2" draw:layer="controls" svg:width="1.853cm" svg:height="2.159cm" svg:x="5.3cm" svg:y="4.3cm">
          <draw:text-box>
            <text:p><text:span text:style-name="T1">2 222 2</text:span></text:p>
            <text:p><text:span text:style-name="T1">22 2</text:span></text:p>
            <text:p><text:span text:style-name="T1"><text:s text:c="2"/></text:span><text:span text:style-name="T1">2 22 2 2</text:span></text:p>
            <text:p><text:span text:style-name="T1">2 2</text:span></text:p>
            <text:p><text:span text:style-name="T1"><text:s text:c="6"/></text:span><text:span text:style-name="T1">2 2 <text:s/>22</text:span></text:p>
            <text:p><text:span text:style-name="T1">2 22 </text:span></text:p>
          </draw:text-box>
        </draw:frame>
        <draw:frame draw:style-name="gr2" draw:text-style-name="P2" draw:layer="controls" svg:width="1.133cm" svg:height="0.569cm" svg:x="5.8cm" svg:y="4.031cm">
          <draw:text-box>
            <text:p><text:span text:style-name="T1">2 2 2</text:span></text:p>
          </draw:text-box>
        </draw:frame>
        <draw:frame draw:style-name="gr2" draw:text-style-name="P2" draw:layer="controls" svg:width="1.768cm" svg:height="2.159cm" svg:x="7.1cm" svg:y="4.4cm">
          <draw:text-box>
            <text:p><text:span text:style-name="T1">2 2 2</text:span></text:p>
            <text:p><text:span text:style-name="T1">22</text:span></text:p>
            <text:p><text:span text:style-name="T1"><text:s/></text:span><text:span text:style-name="T1">2 222 2</text:span></text:p>
            <text:p><text:span text:style-name="T1"><text:s/></text:span><text:span text:style-name="T1">2</text:span></text:p>
            <text:p><text:span text:style-name="T1"><text:s text:c="4"/></text:span><text:span text:style-name="T1">22 22 2</text:span></text:p>
            <text:p><text:span text:style-name="T1"><text:s/></text:span><text:span text:style-name="T1">22 22</text:span></text:p>
          </draw:text-box>
        </draw:frame>
        <draw:custom-shape draw:style-name="gr3" draw:text-style-name="P1" draw:layer="controls" svg:width="4.7cm" svg:height="3.5cm" svg:x="2.4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controls" svg:width="1.7cm" svg:height="2.6cm" svg:x="7.1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2.1cm" svg:y1="7.8cm" svg:x2="9.6cm" svg:y2="7.8cm">
          <text:p/>
        </draw:line>
        <draw:line draw:style-name="gr1" draw:text-style-name="P1" draw:layer="layout" svg:x1="2.1cm" svg:y1="7.8cm" svg:x2="2.1cm" svg:y2="1.8cm">
          <text:p/>
        </draw:line>
        <draw:frame draw:style-name="gr2" draw:text-style-name="P2" draw:layer="layout" svg:width="1.383cm" svg:height="2.477cm" svg:x="2.6cm" svg:y="3.8cm">
          <draw:text-box>
            <text:p><text:span text:style-name="T1">11 1 1</text:span></text:p>
            <text:p><text:span text:style-name="T1">111 1 </text:span></text:p>
            <text:p><text:span text:style-name="T1">1 1 <text:s/>11</text:span></text:p>
            <text:p><text:span text:style-name="T1"><text:s text:c="2"/></text:span><text:span text:style-name="T1">1 1</text:span></text:p>
            <text:p><text:span text:style-name="T1">1 <text:s/>111</text:span></text:p>
            <text:p><text:span text:style-name="T1">1 <text:s/>1111</text:span></text:p>
            <text:p><text:span text:style-name="T1">111 <text:s/>1</text:span></text:p>
          </draw:text-box>
        </draw:frame>
        <draw:frame draw:style-name="gr2" draw:text-style-name="P2" draw:layer="layout" svg:width="1.349cm" svg:height="1.205cm" svg:x="3.5cm" svg:y="3.7cm">
          <draw:text-box>
            <text:p><text:span text:style-name="T1">11 <text:s/>1 </text:span></text:p>
            <text:p><text:span text:style-name="T1">1 <text:s/>1 11</text:span></text:p>
            <text:p><text:span text:style-name="T1"><text:s/></text:span><text:span text:style-name="T1">1 <text:s/>11</text:span></text:p>
          </draw:text-box>
        </draw:frame>
        <draw:frame draw:style-name="gr2" draw:text-style-name="P2" draw:layer="layout" svg:width="1.603cm" svg:height="0.569cm" svg:x="4.1cm" svg:y="4.8cm">
          <draw:text-box>
            <text:p><text:span text:style-name="T1">**********</text:span></text:p>
          </draw:text-box>
        </draw:frame>
        <draw:frame draw:style-name="gr2" draw:text-style-name="P2" draw:layer="layout" svg:width="1.853cm" svg:height="2.159cm" svg:x="5.3cm" svg:y="4.3cm">
          <draw:text-box>
            <text:p><text:span text:style-name="T1">2 222 2</text:span></text:p>
            <text:p><text:span text:style-name="T1">22 2</text:span></text:p>
            <text:p><text:span text:style-name="T1"><text:s text:c="2"/></text:span><text:span text:style-name="T1">2 22 2 2</text:span></text:p>
            <text:p><text:span text:style-name="T1">2 2</text:span></text:p>
            <text:p><text:span text:style-name="T1"><text:s text:c="6"/></text:span><text:span text:style-name="T1">2 2 <text:s/>22</text:span></text:p>
            <text:p><text:span text:style-name="T1">2 22 </text:span></text:p>
          </draw:text-box>
        </draw:frame>
        <draw:frame draw:style-name="gr2" draw:text-style-name="P2" draw:layer="layout" svg:width="1.133cm" svg:height="0.569cm" svg:x="5.8cm" svg:y="4.031cm">
          <draw:text-box>
            <text:p><text:span text:style-name="T1">2 2 2</text:span></text:p>
          </draw:text-box>
        </draw:frame>
        <draw:frame draw:style-name="gr2" draw:text-style-name="P2" draw:layer="layout" svg:width="1.768cm" svg:height="2.159cm" svg:x="7.1cm" svg:y="4.4cm">
          <draw:text-box>
            <text:p><text:span text:style-name="T1">2 2 2</text:span></text:p>
            <text:p><text:span text:style-name="T1">22</text:span></text:p>
            <text:p><text:span text:style-name="T1"><text:s/></text:span><text:span text:style-name="T1">2 222 2</text:span></text:p>
            <text:p><text:span text:style-name="T1"><text:s/></text:span><text:span text:style-name="T1">2</text:span></text:p>
            <text:p><text:span text:style-name="T1"><text:s text:c="4"/></text:span><text:span text:style-name="T1">22 22 2</text:span></text:p>
            <text:p><text:span text:style-name="T1"><text:s/></text:span><text:span text:style-name="T1">22 22</text:span></text:p>
          </draw:text-box>
        </draw:frame>
        <draw:custom-shape draw:style-name="gr3" draw:text-style-name="P1" draw:layer="layout" svg:width="2.2cm" svg:height="3.2cm" svg:x="2.6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4.3cm" svg:height="2.8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justify" draw:textarea-vertical-align="middle" draw:auto-grow-height="false"/>
    </style:style>
    <style:style style:name="P1" style:family="paragraph">
      <style:paragraph-properties fo:text-align="center"/>
    </style:style>
    <style:style style:name="T1"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omyślnie">
        <draw:line draw:style-name="gr1" draw:text-style-name="P1" draw:layer="layout" svg:x1="2.1cm" svg:y1="8.2cm" svg:x2="13.3cm" svg:y2="8.2cm">
          <text:p/>
        </draw:line>
        <draw:line draw:style-name="gr1" draw:text-style-name="P1" draw:layer="layout" svg:x1="2.1cm" svg:y1="8.2cm" svg:x2="2.1cm" svg:y2="1.6cm">
          <text:p/>
        </draw:line>
        <draw:frame draw:style-name="gr2" draw:layer="layout" svg:width="0.939cm" svg:height="0.963cm" svg:x="3.1cm" svg:y="2.1cm">
          <draw:text-box>
            <text:p>*<text:span text:style-name="T1">A</text:span></text:p>
          </draw:text-box>
        </draw:frame>
        <draw:frame draw:style-name="gr2" draw:layer="layout" svg:width="0.939cm" svg:height="0.963cm" svg:x="6.052cm" svg:y="2.3cm">
          <draw:text-box>
            <text:p>*<text:span text:style-name="T1">B</text:span></text:p>
          </draw:text-box>
        </draw:frame>
        <draw:frame draw:style-name="gr2" draw:layer="layout" svg:width="0.951cm" svg:height="0.963cm" svg:x="9.352cm" svg:y="4.5cm">
          <draw:text-box>
            <text:p>*<text:span text:style-name="T1">C</text:span></text:p>
          </draw:text-box>
        </draw:frame>
        <draw:custom-shape draw:style-name="gr3" draw:text-style-name="P1" draw:layer="layout" svg:width="1.5cm" svg:height="0.9cm" svg:x="2.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4.6cm" svg:height="2.3cm" draw:transform="rotate (-0.465828377357286) translate (6.752cm 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graphics>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5/content.xml><?xml version="1.0" encoding="utf-8"?>
<math xmlns="http://www.w3.org/1998/Math/MathML">
  <semantics>
    <mrow>
      <mrow>
        <mi>N</mi>
        <mo stretchy="false">×</mo>
        <mi>K</mi>
      </mrow>
    </mrow>
    <annotation encoding="StarMath 5.0">N times K </annotation>
  </semantics>
</math>
</file>

<file path=Object 6/content.xml><?xml version="1.0" encoding="utf-8"?>
<math xmlns="http://www.w3.org/1998/Math/MathML">
  <semantics>
    <mrow>
      <mrow>
        <msub>
          <mi>u</mi>
          <mrow>
            <mi>i</mi>
            <mi>,</mi>
            <mi>j</mi>
          </mrow>
        </msub>
        <mo stretchy="false">∈</mo>
        <mrow>
          <mo stretchy="false">[</mo>
          <mrow>
            <mn>0,</mn>
            <mn>1</mn>
          </mrow>
          <mo stretchy="false">]</mo>
        </mrow>
      </mrow>
    </mrow>
    <annotation encoding="StarMath 5.0">u_{i,j} in [0, 1]  </annotation>
  </semantics>
</math>
</file>

<file path=Object 7/content.xml><?xml version="1.0" encoding="utf-8"?>
<math xmlns="http://www.w3.org/1998/Math/MathML">
  <semantics>
    <mrow>
      <msup>
        <mi>E</mi>
        <mrow>
          <mn>2</mn>
        </mrow>
      </msup>
      <mrow>
        <mrow>
          <mo stretchy="false">(</mo>
          <mrow>
            <mi>X</mi>
            <mi>,</mi>
            <mi>U</mi>
          </mrow>
          <mo stretchy="false">)</mo>
        </mrow>
        <mo stretchy="false">=</mo>
        <mrow>
          <mrow>
            <munderover>
              <mo stretchy="false">∑</mo>
              <mrow>
                <mrow>
                  <mi>i</mi>
                  <mo stretchy="false">=</mo>
                  <mn>1</mn>
                </mrow>
              </mrow>
              <mrow>
                <mi>N</mi>
              </mrow>
            </munderover>
            <mrow>
              <munderover>
                <mo stretchy="false">∑</mo>
                <mrow>
                  <mrow>
                    <mi>k</mi>
                    <mo stretchy="false">=</mo>
                    <mn>1</mn>
                  </mrow>
                </mrow>
                <mrow>
                  <mi>K</mi>
                </mrow>
              </munderover>
              <msub>
                <mi>u</mi>
                <mrow>
                  <mi>i</mi>
                  <mi>,</mi>
                  <mi>j</mi>
                </mrow>
              </msub>
            </mrow>
          </mrow>
          <mo stretchy="false">⋅</mo>
          <msup>
            <mrow>
              <mrow>
                <mo stretchy="false">∥</mo>
                <mrow>
                  <mrow>
                    <msub>
                      <mi>x</mi>
                      <mrow>
                        <mi>i</mi>
                      </mrow>
                    </msub>
                    <mo stretchy="false">−</mo>
                    <msub>
                      <mi>c</mi>
                      <mrow>
                        <mi>k</mi>
                      </mrow>
                    </msub>
                  </mrow>
                </mrow>
                <mo stretchy="false">∥</mo>
              </mrow>
            </mrow>
            <mrow>
              <mn>2</mn>
            </mrow>
          </msup>
        </mrow>
      </mrow>
    </mrow>
    <annotation encoding="StarMath 5.0">E^{2} (X, U) = sum csup{N} csub{i=1} sum csup{K} csub{k=1} u_{i,j} cdot {ldline x_{i} - c_{k} rdline}^{2}</annotation>
  </semantics>
</math>
</file>

<file path=Object 8/content.xml><?xml version="1.0" encoding="utf-8"?>
<math xmlns="http://www.w3.org/1998/Math/MathML">
  <semantics>
    <mrow>
      <mrow>
        <msub>
          <mi>c</mi>
          <mrow>
            <mi>k</mi>
          </mrow>
        </msub>
        <mo stretchy="false">=</mo>
        <mrow>
          <munderover>
            <mo stretchy="false">∑</mo>
            <mrow>
              <mrow>
                <mi>i</mi>
                <mo stretchy="false">=</mo>
                <mn>1</mn>
              </mrow>
            </mrow>
            <mrow>
              <mi>N</mi>
            </mrow>
          </munderover>
          <mrow>
            <mrow>
              <msub>
                <mi>u</mi>
                <mrow>
                  <mi>i</mi>
                  <mi>,</mi>
                  <mi>k</mi>
                </mrow>
              </msub>
              <mo stretchy="false">⋅</mo>
              <msub>
                <mi>x</mi>
                <mrow>
                  <mi>i</mi>
                </mrow>
              </msub>
            </mrow>
          </mrow>
        </mrow>
      </mrow>
    </mrow>
    <annotation encoding="StarMath 5.0">c_{k} = sum csup{N} csub{i=1} {u_{i,k} cdot x_{i}}</annotation>
  </semantics>
</math>
</file>

<file path=Object 9/content.xml><?xml version="1.0" encoding="utf-8"?>
<math xmlns="http://www.w3.org/1998/Math/MathML">
  <semantics>
    <mrow>
      <mrow>
        <msub>
          <mi>T</mi>
          <mn>0</mn>
        </msub>
        <mo stretchy="false">=</mo>
        <mrow>
          <mi>c</mi>
          <mo stretchy="false">⋅</mo>
          <msub>
            <mi>T</mi>
            <mn>0</mn>
          </msub>
        </mrow>
      </mrow>
    </mrow>
    <annotation encoding="StarMath 5.0">T_0 = c cdot T_0</annotation>
  </semantics>
</math>
</file>